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347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unSpider</text:p>
          </table:table-cell>
          <table:table-cell office:value-type="string" calcext:value-type="string">
            <text:p>breakpoints/line</text:p>
          </table:table-cell>
          <table:table-cell office:value-type="string" calcext:value-type="string">
            <text:p>actions/line</text:p>
          </table:table-cell>
          <table:table-cell office:value-type="string" calcext:value-type="string">
            <text:p>stepIn</text:p>
          </table:table-cell>
          <table:table-cell office:value-type="string" calcext:value-type="string">
            <text:p>stepOver</text:p>
          </table:table-cell>
          <table:table-cell office:value-type="string" calcext:value-type="string">
            <text:p>stepOu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sum # characters</text:p>
          </table:table-cell>
          <table:table-cell office:value-type="string" calcext:value-type="string">
            <text:p># changed characters</text:p>
          </table:table-cell>
          <table:table-cell office:value-type="string" calcext:value-type="string">
            <text:p># chars changed/sum</text:p>
          </table:table-cell>
          <table:table-cell office:value-type="string" calcext:value-type="string">
            <text:p>Reason for difference</text:p>
          </table:table-cell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84" calcext:value-type="float">
            <text:p>297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902" calcext:value-type="float">
            <text:p>1059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094" calcext:value-type="float">
            <text:p>460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768" calcext:value-type="float">
            <text:p>1237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64" calcext:value-type="float">
            <text:p>45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20" calcext:value-type="float">
            <text:p>162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52" calcext:value-type="float">
            <text:p>122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4" calcext:value-type="float">
            <text:p>54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4" calcext:value-type="float">
            <text:p>49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124" calcext:value-type="float">
            <text:p>141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8" calcext:value-type="float">
            <text:p>26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64" calcext:value-type="float">
            <text:p>23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84" calcext:value-type="float">
            <text:p>93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8" calcext:value-type="float">
            <text:p>38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84" calcext:value-type="float">
            <text:p>34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04" calcext:value-type="float">
            <text:p>105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86" calcext:value-type="float">
            <text:p>380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4" calcext:value-type="float">
            <text:p>242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8" calcext:value-type="float">
            <text:p>237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664" calcext:value-type="float">
            <text:p>1366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10" calcext:value-type="float">
            <text:p>813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32" calcext:value-type="float">
            <text:p>586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8550" calcext:value-type="float">
            <text:p>1585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52" calcext:value-type="float">
            <text:p>116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164" calcext:value-type="float">
            <text:p>1916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92" calcext:value-type="float">
            <text:p>121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52" calcext:value-type="float">
            <text:p>116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4" calcext:value-type="float">
            <text:p>1194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92" calcext:value-type="float">
            <text:p>391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384" calcext:value-type="float">
            <text:p>693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2" calcext:value-type="float">
            <text:p>413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192" calcext:value-type="float">
            <text:p>391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16" calcext:value-type="float">
            <text:p>403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32" calcext:value-type="float">
            <text:p>210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98" calcext:value-type="float">
            <text:p>287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02" calcext:value-type="float">
            <text:p>213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330" calcext:value-type="float">
            <text:p>253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72" calcext:value-type="float">
            <text:p>21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32" calcext:value-type="float">
            <text:p>210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24" calcext:value-type="float">
            <text:p>213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572" calcext:value-type="float">
            <text:p>48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828" calcext:value-type="float">
            <text:p>798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652" calcext:value-type="float">
            <text:p>496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328" calcext:value-type="float">
            <text:p>653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32" calcext:value-type="float">
            <text:p>507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72" calcext:value-type="float">
            <text:p>485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96" calcext:value-type="float">
            <text:p>496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818" calcext:value-type="float">
            <text:p>218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166" calcext:value-type="float">
            <text:p>791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322" calcext:value-type="float">
            <text:p>323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682" calcext:value-type="float">
            <text:p>8968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32" calcext:value-type="float">
            <text:p>25032</text:p>
          </table:table-cell>
          <table:table-cell office:value-type="float" office:value="6" calcext:value-type="float">
            <text:p>6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StepOut: Chrome reports next line in callee of stepped-out function, FF reports closing brace</text:p>
          </table:table-cell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56" calcext:value-type="float">
            <text:p>7656</text:p>
          </table:table-cell>
          <table:table-cell office:value-type="float" office:value="4" calcext:value-type="float">
            <text:p>4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StepOut: Chrome reports next line in callee of stepped-out function, FF reports closing brace</text:p>
          </table:table-cell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677" calcext:value-type="float">
            <text:p>22677</text:p>
          </table:table-cell>
          <table:table-cell office:value-type="float" office:value="39" calcext:value-type="float">
            <text:p>39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StepOver multi-line expr: Chrome goes to next stmt, FF to next line (inside the expr)</text:p>
          </table:table-cell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14" calcext:value-type="float">
            <text:p>43314</text:p>
          </table:table-cell>
          <table:table-cell office:value-type="float" office:value="72" calcext:value-type="float">
            <text:p>72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StepOut: Chrome reports next line in callee of stepped-out function, FF reports closing brace, </text:p>
          </table:table-cell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74" calcext:value-type="float">
            <text:p>44374</text:p>
          </table:table-cell>
          <table:table-cell office:value-type="float" office:value="76" calcext:value-type="float">
            <text:p>76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14" calcext:value-type="float">
            <text:p>43314</text:p>
          </table:table-cell>
          <table:table-cell office:value-type="float" office:value="72" calcext:value-type="float">
            <text:p>72</text:p>
          </table:table-cell>
          <table:table-cell office:value-type="float" office:value="0.0017" calcext:value-type="float">
            <text:p>0.0017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80" calcext:value-type="float">
            <text:p>24080</text:p>
          </table:table-cell>
          <table:table-cell office:value-type="float" office:value="52" calcext:value-type="float">
            <text:p>52</text:p>
          </table:table-cell>
          <table:table-cell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32" calcext:value-type="float">
            <text:p>18432</text:p>
          </table:table-cell>
          <table:table-cell office:value-type="float" office:value="48" calcext:value-type="float">
            <text:p>48</text:p>
          </table:table-cell>
          <table:table-cell office:value-type="float" office:value="0.0026" calcext:value-type="float">
            <text:p>0.0026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988" calcext:value-type="float">
            <text:p>83988</text:p>
          </table:table-cell>
          <table:table-cell office:value-type="float" office:value="226" calcext:value-type="float">
            <text:p>226</text:p>
          </table:table-cell>
          <table:table-cell office:value-type="float" office:value="0.0027" calcext:value-type="float">
            <text:p>0.002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2" calcext:value-type="float">
            <text:p>5552</text:p>
          </table:table-cell>
          <table:table-cell office:value-type="float" office:value="16" calcext:value-type="float">
            <text:p>16</text:p>
          </table:table-cell>
          <table:table-cell office:value-type="float" office:value="0.0029" calcext:value-type="float">
            <text:p>0.0029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54" calcext:value-type="float">
            <text:p>23154</text:p>
          </table:table-cell>
          <table:table-cell office:value-type="float" office:value="72" calcext:value-type="float">
            <text:p>72</text:p>
          </table:table-cell>
          <table:table-cell office:value-type="float" office:value="0.0031" calcext:value-type="float">
            <text:p>0.003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8" calcext:value-type="float">
            <text:p>3108</text:p>
          </table:table-cell>
          <table:table-cell office:value-type="float" office:value="10" calcext:value-type="float">
            <text:p>10</text:p>
          </table:table-cell>
          <table:table-cell office:value-type="float" office:value="0.0032" calcext:value-type="float">
            <text:p>0.0032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44" calcext:value-type="float">
            <text:p>43844</text:p>
          </table:table-cell>
          <table:table-cell office:value-type="float" office:value="144" calcext:value-type="float">
            <text:p>144</text:p>
          </table:table-cell>
          <table:table-cell office:value-type="float" office:value="0.0033" calcext:value-type="float">
            <text:p>0.0033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8" calcext:value-type="float">
            <text:p>2868</text:p>
          </table:table-cell>
          <table:table-cell office:value-type="float" office:value="10" calcext:value-type="float">
            <text:p>10</text:p>
          </table:table-cell>
          <table:table-cell office:value-type="float" office:value="0.0035" calcext:value-type="float">
            <text:p>0.0035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88" calcext:value-type="float">
            <text:p>3088</text:p>
          </table:table-cell>
          <table:table-cell office:value-type="float" office:value="12" calcext:value-type="float">
            <text:p>12</text:p>
          </table:table-cell>
          <table:table-cell office:value-type="float" office:value="0.0039" calcext:value-type="float">
            <text:p>0.003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63" calcext:value-type="float">
            <text:p>22463</text:p>
          </table:table-cell>
          <table:table-cell office:value-type="float" office:value="93" calcext:value-type="float">
            <text:p>93</text:p>
          </table:table-cell>
          <table:table-cell office:value-type="float" office:value="0.0041" calcext:value-type="float">
            <text:p>0.0041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38" calcext:value-type="float">
            <text:p>97238</text:p>
          </table:table-cell>
          <table:table-cell office:value-type="float" office:value="420" calcext:value-type="float">
            <text:p>420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238" calcext:value-type="float">
            <text:p>97238</text:p>
          </table:table-cell>
          <table:table-cell office:value-type="float" office:value="420" calcext:value-type="float">
            <text:p>420</text:p>
          </table:table-cell>
          <table:table-cell office:value-type="float" office:value="0.0043" calcext:value-type="float">
            <text:p>0.004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70" calcext:value-type="float">
            <text:p>101470</text:p>
          </table:table-cell>
          <table:table-cell office:value-type="float" office:value="444" calcext:value-type="float">
            <text:p>444</text:p>
          </table:table-cell>
          <table:table-cell office:value-type="float" office:value="0.0044" calcext:value-type="float">
            <text:p>0.004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4" calcext:value-type="float">
            <text:p>3754</text:p>
          </table:table-cell>
          <table:table-cell office:value-type="float" office:value="18" calcext:value-type="float">
            <text:p>18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88" calcext:value-type="float">
            <text:p>2888</text:p>
          </table:table-cell>
          <table:table-cell office:value-type="float" office:value="14" calcext:value-type="float">
            <text:p>14</text:p>
          </table:table-cell>
          <table:table-cell office:value-type="float" office:value="0.0048" calcext:value-type="float">
            <text:p>0.004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05" calcext:value-type="float">
            <text:p>25205</text:p>
          </table:table-cell>
          <table:table-cell office:value-type="float" office:value="131" calcext:value-type="float">
            <text:p>131</text:p>
          </table:table-cell>
          <table:table-cell office:value-type="float" office:value="0.0052" calcext:value-type="float">
            <text:p>0.0052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078" calcext:value-type="float">
            <text:p>77078</text:p>
          </table:table-cell>
          <table:table-cell office:value-type="float" office:value="420" calcext:value-type="float">
            <text:p>420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078" calcext:value-type="float">
            <text:p>77078</text:p>
          </table:table-cell>
          <table:table-cell office:value-type="float" office:value="420" calcext:value-type="float">
            <text:p>420</text:p>
          </table:table-cell>
          <table:table-cell office:value-type="float" office:value="0.0054" calcext:value-type="float">
            <text:p>0.0054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98" calcext:value-type="float">
            <text:p>43898</text:p>
          </table:table-cell>
          <table:table-cell office:value-type="float" office:value="250" calcext:value-type="float">
            <text:p>250</text:p>
          </table:table-cell>
          <table:table-cell office:value-type="float" office:value="0.0057" calcext:value-type="float">
            <text:p>0.005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float" office:value="12" calcext:value-type="float">
            <text:p>12</text:p>
          </table:table-cell>
          <table:table-cell office:value-type="float" office:value="0.0058" calcext:value-type="float">
            <text:p>0.005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32" calcext:value-type="float">
            <text:p>24032</text:p>
          </table:table-cell>
          <table:table-cell office:value-type="float" office:value="146" calcext:value-type="float">
            <text:p>146</text:p>
          </table:table-cell>
          <table:table-cell office:value-type="float" office:value="0.0061" calcext:value-type="float">
            <text:p>0.0061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354" calcext:value-type="float">
            <text:p>99354</text:p>
          </table:table-cell>
          <table:table-cell office:value-type="float" office:value="650" calcext:value-type="float">
            <text:p>650</text:p>
          </table:table-cell>
          <table:table-cell office:value-type="float" office:value="0.0065" calcext:value-type="float">
            <text:p>0.0065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60" calcext:value-type="float">
            <text:p>28860</text:p>
          </table:table-cell>
          <table:table-cell office:value-type="float" office:value="192" calcext:value-type="float">
            <text:p>192</text:p>
          </table:table-cell>
          <table:table-cell office:value-type="float" office:value="0.0067" calcext:value-type="float">
            <text:p>0.006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32" calcext:value-type="float">
            <text:p>61132</text:p>
          </table:table-cell>
          <table:table-cell office:value-type="float" office:value="436" calcext:value-type="float">
            <text:p>436</text:p>
          </table:table-cell>
          <table:table-cell office:value-type="float" office:value="0.0071" calcext:value-type="float">
            <text:p>0.007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86" calcext:value-type="float">
            <text:p>9986</text:p>
          </table:table-cell>
          <table:table-cell office:value-type="float" office:value="72" calcext:value-type="float">
            <text:p>72</text:p>
          </table:table-cell>
          <table:table-cell office:value-type="float" office:value="0.0072" calcext:value-type="float">
            <text:p>0.0072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12" calcext:value-type="float">
            <text:p>2212</text:p>
          </table:table-cell>
          <table:table-cell office:value-type="float" office:value="18" calcext:value-type="float">
            <text:p>18</text:p>
          </table:table-cell>
          <table:table-cell office:value-type="float" office:value="0.0081" calcext:value-type="float">
            <text:p>0.0081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560" calcext:value-type="float">
            <text:p>6560</text:p>
          </table:table-cell>
          <table:table-cell office:value-type="float" office:value="54" calcext:value-type="float">
            <text:p>54</text:p>
          </table:table-cell>
          <table:table-cell office:value-type="float" office:value="0.0082" calcext:value-type="float">
            <text:p>0.0082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232" calcext:value-type="float">
            <text:p>9232</text:p>
          </table:table-cell>
          <table:table-cell office:value-type="float" office:value="78" calcext:value-type="float">
            <text:p>78</text:p>
          </table:table-cell>
          <table:table-cell office:value-type="float" office:value="0.0084" calcext:value-type="float">
            <text:p>0.008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16" calcext:value-type="float">
            <text:p>3516</text:p>
          </table:table-cell>
          <table:table-cell office:value-type="float" office:value="30" calcext:value-type="float">
            <text:p>30</text:p>
          </table:table-cell>
          <table:table-cell office:value-type="float" office:value="0.0085" calcext:value-type="float">
            <text:p>0.0085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54" calcext:value-type="float">
            <text:p>23154</text:p>
          </table:table-cell>
          <table:table-cell office:value-type="float" office:value="204" calcext:value-type="float">
            <text:p>204</text:p>
          </table:table-cell>
          <table:table-cell office:value-type="float" office:value="0.0088" calcext:value-type="float">
            <text:p>0.0088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60" calcext:value-type="float">
            <text:p>3560</text:p>
          </table:table-cell>
          <table:table-cell office:value-type="float" office:value="34" calcext:value-type="float">
            <text:p>34</text:p>
          </table:table-cell>
          <table:table-cell office:value-type="float" office:value="0.0096" calcext:value-type="float">
            <text:p>0.0096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42" calcext:value-type="float">
            <text:p>16542</text:p>
          </table:table-cell>
          <table:table-cell office:value-type="float" office:value="158" calcext:value-type="float">
            <text:p>158</text:p>
          </table:table-cell>
          <table:table-cell office:value-type="float" office:value="0.0096" calcext:value-type="float">
            <text:p>0.0096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625" calcext:value-type="float">
            <text:p>28625</text:p>
          </table:table-cell>
          <table:table-cell office:value-type="float" office:value="277" calcext:value-type="float">
            <text:p>277</text:p>
          </table:table-cell>
          <table:table-cell office:value-type="float" office:value="0.0097" calcext:value-type="float">
            <text:p>0.009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15" calcext:value-type="float">
            <text:p>22615</text:p>
          </table:table-cell>
          <table:table-cell office:value-type="float" office:value="221" calcext:value-type="float">
            <text:p>221</text:p>
          </table:table-cell>
          <table:table-cell office:value-type="float" office:value="0.0098" calcext:value-type="float">
            <text:p>0.009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24" calcext:value-type="float">
            <text:p>24</text:p>
          </table:table-cell>
          <table:table-cell office:value-type="float" office:value="0.0102" calcext:value-type="float">
            <text:p>0.010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16" calcext:value-type="float">
            <text:p>3416</text:p>
          </table:table-cell>
          <table:table-cell office:value-type="float" office:value="36" calcext:value-type="float">
            <text:p>36</text:p>
          </table:table-cell>
          <table:table-cell office:value-type="float" office:value="0.0105" calcext:value-type="float">
            <text:p>0.0105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20" calcext:value-type="float">
            <text:p>9120</text:p>
          </table:table-cell>
          <table:table-cell office:value-type="float" office:value="102" calcext:value-type="float">
            <text:p>102</text:p>
          </table:table-cell>
          <table:table-cell office:value-type="float" office:value="0.0112" calcext:value-type="float">
            <text:p>0.011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68" calcext:value-type="float">
            <text:p>13568</text:p>
          </table:table-cell>
          <table:table-cell office:value-type="float" office:value="152" calcext:value-type="float">
            <text:p>152</text:p>
          </table:table-cell>
          <table:table-cell office:value-type="float" office:value="0.0112" calcext:value-type="float">
            <text:p>0.0112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209" calcext:value-type="float">
            <text:p>21209</text:p>
          </table:table-cell>
          <table:table-cell office:value-type="float" office:value="239" calcext:value-type="float">
            <text:p>239</text:p>
          </table:table-cell>
          <table:table-cell office:value-type="float" office:value="0.0113" calcext:value-type="float">
            <text:p>0.011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4" calcext:value-type="float">
            <text:p>23684</text:p>
          </table:table-cell>
          <table:table-cell office:value-type="float" office:value="268" calcext:value-type="float">
            <text:p>268</text:p>
          </table:table-cell>
          <table:table-cell office:value-type="float" office:value="0.0113" calcext:value-type="float">
            <text:p>0.0113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795" calcext:value-type="float">
            <text:p>28795</text:p>
          </table:table-cell>
          <table:table-cell office:value-type="float" office:value="337" calcext:value-type="float">
            <text:p>337</text:p>
          </table:table-cell>
          <table:table-cell office:value-type="float" office:value="0.0117" calcext:value-type="float">
            <text:p>0.011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22" calcext:value-type="float">
            <text:p>23722</text:p>
          </table:table-cell>
          <table:table-cell office:value-type="float" office:value="280" calcext:value-type="float">
            <text:p>280</text:p>
          </table:table-cell>
          <table:table-cell office:value-type="float" office:value="0.0118" calcext:value-type="float">
            <text:p>0.011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683" calcext:value-type="float">
            <text:p>15683</text:p>
          </table:table-cell>
          <table:table-cell office:value-type="float" office:value="187" calcext:value-type="float">
            <text:p>187</text:p>
          </table:table-cell>
          <table:table-cell office:value-type="float" office:value="0.0119" calcext:value-type="float">
            <text:p>0.0119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28" calcext:value-type="float">
            <text:p>28</text:p>
          </table:table-cell>
          <table:table-cell office:value-type="float" office:value="0.012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40" calcext:value-type="float">
            <text:p>24340</text:p>
          </table:table-cell>
          <table:table-cell office:value-type="float" office:value="296" calcext:value-type="float">
            <text:p>296</text:p>
          </table:table-cell>
          <table:table-cell office:value-type="float" office:value="0.0122" calcext:value-type="float">
            <text:p>0.012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44" calcext:value-type="float">
            <text:p>13144</text:p>
          </table:table-cell>
          <table:table-cell office:value-type="float" office:value="162" calcext:value-type="float">
            <text:p>162</text:p>
          </table:table-cell>
          <table:table-cell office:value-type="float" office:value="0.0123" calcext:value-type="float">
            <text:p>0.012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84" calcext:value-type="float">
            <text:p>3784</text:p>
          </table:table-cell>
          <table:table-cell office:value-type="float" office:value="48" calcext:value-type="float">
            <text:p>48</text:p>
          </table:table-cell>
          <table:table-cell office:value-type="float" office:value="0.0127" calcext:value-type="float">
            <text:p>0.0127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52" calcext:value-type="float">
            <text:p>2752</text:p>
          </table:table-cell>
          <table:table-cell office:value-type="float" office:value="36" calcext:value-type="float">
            <text:p>36</text:p>
          </table:table-cell>
          <table:table-cell office:value-type="float" office:value="0.0131" calcext:value-type="float">
            <text:p>0.0131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97" calcext:value-type="float">
            <text:p>31597</text:p>
          </table:table-cell>
          <table:table-cell office:value-type="float" office:value="413" calcext:value-type="float">
            <text:p>413</text:p>
          </table:table-cell>
          <table:table-cell office:value-type="float" office:value="0.0131" calcext:value-type="float">
            <text:p>0.013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56" calcext:value-type="float">
            <text:p>2856</text:p>
          </table:table-cell>
          <table:table-cell office:value-type="float" office:value="38" calcext:value-type="float">
            <text:p>38</text:p>
          </table:table-cell>
          <table:table-cell office:value-type="float" office:value="0.0133" calcext:value-type="float">
            <text:p>0.0133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32" calcext:value-type="float">
            <text:p>32</text:p>
          </table:table-cell>
          <table:table-cell office:value-type="float" office:value="0.0137" calcext:value-type="float">
            <text:p>0.0137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13" calcext:value-type="float">
            <text:p>4713</text:p>
          </table:table-cell>
          <table:table-cell office:value-type="float" office:value="67" calcext:value-type="float">
            <text:p>67</text:p>
          </table:table-cell>
          <table:table-cell office:value-type="float" office:value="0.0142" calcext:value-type="float">
            <text:p>0.014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72" calcext:value-type="float">
            <text:p>56372</text:p>
          </table:table-cell>
          <table:table-cell office:value-type="float" office:value="812" calcext:value-type="float">
            <text:p>812</text:p>
          </table:table-cell>
          <table:table-cell office:value-type="float" office:value="0.0144" calcext:value-type="float">
            <text:p>0.0144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34" calcext:value-type="float">
            <text:p>34</text:p>
          </table:table-cell>
          <table:table-cell office:value-type="float" office:value="0.0147" calcext:value-type="float">
            <text:p>0.0147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4444" calcext:value-type="float">
            <text:p>54444</text:p>
          </table:table-cell>
          <table:table-cell office:value-type="float" office:value="798" calcext:value-type="float">
            <text:p>798</text:p>
          </table:table-cell>
          <table:table-cell office:value-type="float" office:value="0.0147" calcext:value-type="float">
            <text:p>0.0147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14" calcext:value-type="float">
            <text:p>15814</text:p>
          </table:table-cell>
          <table:table-cell office:value-type="float" office:value="240" calcext:value-type="float">
            <text:p>240</text:p>
          </table:table-cell>
          <table:table-cell office:value-type="float" office:value="0.0152" calcext:value-type="float">
            <text:p>0.015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32" calcext:value-type="float">
            <text:p>5132</text:p>
          </table:table-cell>
          <table:table-cell office:value-type="float" office:value="82" calcext:value-type="float">
            <text:p>82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32" calcext:value-type="float">
            <text:p>7232</text:p>
          </table:table-cell>
          <table:table-cell office:value-type="float" office:value="120" calcext:value-type="float">
            <text:p>120</text:p>
          </table:table-cell>
          <table:table-cell office:value-type="float" office:value="0.0166" calcext:value-type="float">
            <text:p>0.0166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45" calcext:value-type="float">
            <text:p>76545</text:p>
          </table:table-cell>
          <table:table-cell office:value-type="float" office:value="1275" calcext:value-type="float">
            <text:p>1275</text:p>
          </table:table-cell>
          <table:table-cell office:value-type="float" office:value="0.0167" calcext:value-type="float">
            <text:p>0.016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7242" calcext:value-type="float">
            <text:p>27242</text:p>
          </table:table-cell>
          <table:table-cell office:value-type="float" office:value="472" calcext:value-type="float">
            <text:p>472</text:p>
          </table:table-cell>
          <table:table-cell office:value-type="float" office:value="0.0173" calcext:value-type="float">
            <text:p>0.017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194" calcext:value-type="float">
            <text:p>79194</text:p>
          </table:table-cell>
          <table:table-cell office:value-type="float" office:value="1388" calcext:value-type="float">
            <text:p>1388</text:p>
          </table:table-cell>
          <table:table-cell office:value-type="float" office:value="0.0175" calcext:value-type="float">
            <text:p>0.0175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04" calcext:value-type="float">
            <text:p>6804</text:p>
          </table:table-cell>
          <table:table-cell office:value-type="float" office:value="124" calcext:value-type="float">
            <text:p>124</text:p>
          </table:table-cell>
          <table:table-cell office:value-type="float" office:value="0.0182" calcext:value-type="float">
            <text:p>0.018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274" calcext:value-type="float">
            <text:p>45274</text:p>
          </table:table-cell>
          <table:table-cell office:value-type="float" office:value="830" calcext:value-type="float">
            <text:p>830</text:p>
          </table:table-cell>
          <table:table-cell office:value-type="float" office:value="0.0183" calcext:value-type="float">
            <text:p>0.018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82" calcext:value-type="float">
            <text:p>11882</text:p>
          </table:table-cell>
          <table:table-cell office:value-type="float" office:value="220" calcext:value-type="float">
            <text:p>220</text:p>
          </table:table-cell>
          <table:table-cell office:value-type="float" office:value="0.0185" calcext:value-type="float">
            <text:p>0.0185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96" calcext:value-type="float">
            <text:p>55396</text:p>
          </table:table-cell>
          <table:table-cell office:value-type="float" office:value="1044" calcext:value-type="float">
            <text:p>1044</text:p>
          </table:table-cell>
          <table:table-cell office:value-type="float" office:value="0.0188" calcext:value-type="float">
            <text:p>0.018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65" calcext:value-type="float">
            <text:p>18165</text:p>
          </table:table-cell>
          <table:table-cell office:value-type="float" office:value="343" calcext:value-type="float">
            <text:p>343</text:p>
          </table:table-cell>
          <table:table-cell office:value-type="float" office:value="0.0189" calcext:value-type="float">
            <text:p>0.0189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69" calcext:value-type="float">
            <text:p>18369</text:p>
          </table:table-cell>
          <table:table-cell office:value-type="float" office:value="353" calcext:value-type="float">
            <text:p>353</text:p>
          </table:table-cell>
          <table:table-cell office:value-type="float" office:value="0.0192" calcext:value-type="float">
            <text:p>0.019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01" calcext:value-type="float">
            <text:p>57301</text:p>
          </table:table-cell>
          <table:table-cell office:value-type="float" office:value="1113" calcext:value-type="float">
            <text:p>1113</text:p>
          </table:table-cell>
          <table:table-cell office:value-type="float" office:value="0.0194" calcext:value-type="float">
            <text:p>0.0194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65" calcext:value-type="float">
            <text:p>13665</text:p>
          </table:table-cell>
          <table:table-cell office:value-type="float" office:value="267" calcext:value-type="float">
            <text:p>267</text:p>
          </table:table-cell>
          <table:table-cell office:value-type="float" office:value="0.0195" calcext:value-type="float">
            <text:p>0.0195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99" calcext:value-type="float">
            <text:p>16399</text:p>
          </table:table-cell>
          <table:table-cell office:value-type="float" office:value="325" calcext:value-type="float">
            <text:p>325</text:p>
          </table:table-cell>
          <table:table-cell office:value-type="float" office:value="0.0198" calcext:value-type="float">
            <text:p>0.019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575" calcext:value-type="float">
            <text:p>4575</text:p>
          </table:table-cell>
          <table:table-cell office:value-type="float" office:value="91" calcext:value-type="float">
            <text:p>91</text:p>
          </table:table-cell>
          <table:table-cell office:value-type="float" office:value="0.0199" calcext:value-type="float">
            <text:p>0.019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928" calcext:value-type="float">
            <text:p>61928</text:p>
          </table:table-cell>
          <table:table-cell office:value-type="float" office:value="1260" calcext:value-type="float">
            <text:p>1260</text:p>
          </table:table-cell>
          <table:table-cell office:value-type="float" office:value="0.0203" calcext:value-type="float">
            <text:p>0.0203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04" calcext:value-type="float">
            <text:p>13404</text:p>
          </table:table-cell>
          <table:table-cell office:value-type="float" office:value="272" calcext:value-type="float">
            <text:p>272</text:p>
          </table:table-cell>
          <table:table-cell office:value-type="float" office:value="0.0203" calcext:value-type="float">
            <text:p>0.020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6" calcext:value-type="float">
            <text:p>5136</text:p>
          </table:table-cell>
          <table:table-cell office:value-type="float" office:value="106" calcext:value-type="float">
            <text:p>106</text:p>
          </table:table-cell>
          <table:table-cell office:value-type="float" office:value="0.0206" calcext:value-type="float">
            <text:p>0.0206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42" calcext:value-type="float">
            <text:p>13842</text:p>
          </table:table-cell>
          <table:table-cell office:value-type="float" office:value="296" calcext:value-type="float">
            <text:p>296</text:p>
          </table:table-cell>
          <table:table-cell office:value-type="float" office:value="0.0214" calcext:value-type="float">
            <text:p>0.021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050" calcext:value-type="float">
            <text:p>7050</text:p>
          </table:table-cell>
          <table:table-cell office:value-type="float" office:value="154" calcext:value-type="float">
            <text:p>154</text:p>
          </table:table-cell>
          <table:table-cell office:value-type="float" office:value="0.0218" calcext:value-type="float">
            <text:p>0.0218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96" calcext:value-type="float">
            <text:p>5196</text:p>
          </table:table-cell>
          <table:table-cell office:value-type="float" office:value="114" calcext:value-type="float">
            <text:p>114</text:p>
          </table:table-cell>
          <table:table-cell office:value-type="float" office:value="0.0219" calcext:value-type="float">
            <text:p>0.021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2258" calcext:value-type="float">
            <text:p>72258</text:p>
          </table:table-cell>
          <table:table-cell office:value-type="float" office:value="1608" calcext:value-type="float">
            <text:p>1608</text:p>
          </table:table-cell>
          <table:table-cell office:value-type="float" office:value="0.0223" calcext:value-type="float">
            <text:p>0.022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030" calcext:value-type="float">
            <text:p>12030</text:p>
          </table:table-cell>
          <table:table-cell office:value-type="float" office:value="276" calcext:value-type="float">
            <text:p>276</text:p>
          </table:table-cell>
          <table:table-cell office:value-type="float" office:value="0.0229" calcext:value-type="float">
            <text:p>0.0229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68" calcext:value-type="float">
            <text:p>68</text:p>
          </table:table-cell>
          <table:table-cell office:value-type="float" office:value="0.0238" calcext:value-type="float">
            <text:p>0.0238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6" calcext:value-type="float">
            <text:p>2856</text:p>
          </table:table-cell>
          <table:table-cell office:value-type="float" office:value="68" calcext:value-type="float">
            <text:p>68</text:p>
          </table:table-cell>
          <table:table-cell office:value-type="float" office:value="0.0238" calcext:value-type="float">
            <text:p>0.0238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72" calcext:value-type="float">
            <text:p>72</text:p>
          </table:table-cell>
          <table:table-cell office:value-type="float" office:value="0.0246" calcext:value-type="float">
            <text:p>0.0246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72" calcext:value-type="float">
            <text:p>72</text:p>
          </table:table-cell>
          <table:table-cell office:value-type="float" office:value="0.0248" calcext:value-type="float">
            <text:p>0.024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40" calcext:value-type="float">
            <text:p>34940</text:p>
          </table:table-cell>
          <table:table-cell office:value-type="float" office:value="896" calcext:value-type="float">
            <text:p>896</text:p>
          </table:table-cell>
          <table:table-cell office:value-type="float" office:value="0.0256" calcext:value-type="float">
            <text:p>0.0256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83" calcext:value-type="float">
            <text:p>45883</text:p>
          </table:table-cell>
          <table:table-cell office:value-type="float" office:value="1183" calcext:value-type="float">
            <text:p>1183</text:p>
          </table:table-cell>
          <table:table-cell office:value-type="float" office:value="0.0258" calcext:value-type="float">
            <text:p>0.025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54" calcext:value-type="float">
            <text:p>24854</text:p>
          </table:table-cell>
          <table:table-cell office:value-type="float" office:value="656" calcext:value-type="float">
            <text:p>656</text:p>
          </table:table-cell>
          <table:table-cell office:value-type="float" office:value="0.0264" calcext:value-type="float">
            <text:p>0.026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04" calcext:value-type="float">
            <text:p>18604</text:p>
          </table:table-cell>
          <table:table-cell office:value-type="float" office:value="508" calcext:value-type="float">
            <text:p>508</text:p>
          </table:table-cell>
          <table:table-cell office:value-type="float" office:value="0.0273" calcext:value-type="float">
            <text:p>0.0273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23" calcext:value-type="float">
            <text:p>63523</text:p>
          </table:table-cell>
          <table:table-cell office:value-type="float" office:value="1733" calcext:value-type="float">
            <text:p>1733</text:p>
          </table:table-cell>
          <table:table-cell office:value-type="float" office:value="0.0273" calcext:value-type="float">
            <text:p>0.0273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34" calcext:value-type="float">
            <text:p>13534</text:p>
          </table:table-cell>
          <table:table-cell office:value-type="float" office:value="376" calcext:value-type="float">
            <text:p>376</text:p>
          </table:table-cell>
          <table:table-cell office:value-type="float" office:value="0.0278" calcext:value-type="float">
            <text:p>0.027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74" calcext:value-type="float">
            <text:p>46474</text:p>
          </table:table-cell>
          <table:table-cell office:value-type="float" office:value="1312" calcext:value-type="float">
            <text:p>1312</text:p>
          </table:table-cell>
          <table:table-cell office:value-type="float" office:value="0.0282" calcext:value-type="float">
            <text:p>0.028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349" calcext:value-type="float">
            <text:p>62349</text:p>
          </table:table-cell>
          <table:table-cell office:value-type="float" office:value="1769" calcext:value-type="float">
            <text:p>1769</text:p>
          </table:table-cell>
          <table:table-cell office:value-type="float" office:value="0.0284" calcext:value-type="float">
            <text:p>0.0284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74" calcext:value-type="float">
            <text:p>45874</text:p>
          </table:table-cell>
          <table:table-cell office:value-type="float" office:value="1344" calcext:value-type="float">
            <text:p>1344</text:p>
          </table:table-cell>
          <table:table-cell office:value-type="float" office:value="0.0293" calcext:value-type="float">
            <text:p>0.029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72" calcext:value-type="float">
            <text:p>5772</text:p>
          </table:table-cell>
          <table:table-cell office:value-type="float" office:value="170" calcext:value-type="float">
            <text:p>170</text:p>
          </table:table-cell>
          <table:table-cell office:value-type="float" office:value="0.0295" calcext:value-type="float">
            <text:p>0.0295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60" calcext:value-type="float">
            <text:p>62760</text:p>
          </table:table-cell>
          <table:table-cell office:value-type="float" office:value="1948" calcext:value-type="float">
            <text:p>1948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680" calcext:value-type="float">
            <text:p>7680</text:p>
          </table:table-cell>
          <table:table-cell office:value-type="float" office:value="242" calcext:value-type="float">
            <text:p>242</text:p>
          </table:table-cell>
          <table:table-cell office:value-type="float" office:value="0.0315" calcext:value-type="float">
            <text:p>0.0315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22" calcext:value-type="float">
            <text:p>11922</text:p>
          </table:table-cell>
          <table:table-cell office:value-type="float" office:value="378" calcext:value-type="float">
            <text:p>378</text:p>
          </table:table-cell>
          <table:table-cell office:value-type="float" office:value="0.0317" calcext:value-type="float">
            <text:p>0.0317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590" calcext:value-type="float">
            <text:p>16590</text:p>
          </table:table-cell>
          <table:table-cell office:value-type="float" office:value="530" calcext:value-type="float">
            <text:p>530</text:p>
          </table:table-cell>
          <table:table-cell office:value-type="float" office:value="0.0319" calcext:value-type="float">
            <text:p>0.0319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724" calcext:value-type="float">
            <text:p>57724</text:p>
          </table:table-cell>
          <table:table-cell office:value-type="float" office:value="1840" calcext:value-type="float">
            <text:p>1840</text:p>
          </table:table-cell>
          <table:table-cell office:value-type="float" office:value="0.0319" calcext:value-type="float">
            <text:p>0.031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56" calcext:value-type="float">
            <text:p>5756</text:p>
          </table:table-cell>
          <table:table-cell office:value-type="float" office:value="184" calcext:value-type="float">
            <text:p>184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800" calcext:value-type="float">
            <text:p>5800</text:p>
          </table:table-cell>
          <table:table-cell office:value-type="float" office:value="188" calcext:value-type="float">
            <text:p>188</text:p>
          </table:table-cell>
          <table:table-cell office:value-type="float" office:value="0.0324" calcext:value-type="float">
            <text:p>0.032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656" calcext:value-type="float">
            <text:p>5656</text:p>
          </table:table-cell>
          <table:table-cell office:value-type="float" office:value="184" calcext:value-type="float">
            <text:p>184</text:p>
          </table:table-cell>
          <table:table-cell office:value-type="float" office:value="0.0325" calcext:value-type="float">
            <text:p>0.0325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951" calcext:value-type="float">
            <text:p>56951</text:p>
          </table:table-cell>
          <table:table-cell office:value-type="float" office:value="1877" calcext:value-type="float">
            <text:p>1877</text:p>
          </table:table-cell>
          <table:table-cell office:value-type="float" office:value="0.033" calcext:value-type="float">
            <text:p>0.033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136" calcext:value-type="float">
            <text:p>136</text:p>
          </table:table-cell>
          <table:table-cell office:value-type="float" office:value="0.0331" calcext:value-type="float">
            <text:p>0.033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136" calcext:value-type="float">
            <text:p>136</text:p>
          </table:table-cell>
          <table:table-cell office:value-type="float" office:value="0.0331" calcext:value-type="float">
            <text:p>0.033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52" calcext:value-type="float">
            <text:p>4152</text:p>
          </table:table-cell>
          <table:table-cell office:value-type="float" office:value="140" calcext:value-type="float">
            <text:p>140</text:p>
          </table:table-cell>
          <table:table-cell office:value-type="float" office:value="0.0337" calcext:value-type="float">
            <text:p>0.0337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06" calcext:value-type="float">
            <text:p>47106</text:p>
          </table:table-cell>
          <table:table-cell office:value-type="float" office:value="1610" calcext:value-type="float">
            <text:p>1610</text:p>
          </table:table-cell>
          <table:table-cell office:value-type="float" office:value="0.0342" calcext:value-type="float">
            <text:p>0.034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04" calcext:value-type="float">
            <text:p>57604</text:p>
          </table:table-cell>
          <table:table-cell office:value-type="float" office:value="1970" calcext:value-type="float">
            <text:p>1970</text:p>
          </table:table-cell>
          <table:table-cell office:value-type="float" office:value="0.0342" calcext:value-type="float">
            <text:p>0.0342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144" calcext:value-type="float">
            <text:p>144</text:p>
          </table:table-cell>
          <table:table-cell office:value-type="float" office:value="0.0343" calcext:value-type="float">
            <text:p>0.034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14" calcext:value-type="float">
            <text:p>99414</text:p>
          </table:table-cell>
          <table:table-cell office:value-type="float" office:value="3548" calcext:value-type="float">
            <text:p>3548</text:p>
          </table:table-cell>
          <table:table-cell office:value-type="float" office:value="0.0357" calcext:value-type="float">
            <text:p>0.035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446" calcext:value-type="float">
            <text:p>23446</text:p>
          </table:table-cell>
          <table:table-cell office:value-type="float" office:value="858" calcext:value-type="float">
            <text:p>858</text:p>
          </table:table-cell>
          <table:table-cell office:value-type="float" office:value="0.0366" calcext:value-type="float">
            <text:p>0.0366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540" calcext:value-type="float">
            <text:p>14540</text:p>
          </table:table-cell>
          <table:table-cell office:value-type="float" office:value="538" calcext:value-type="float">
            <text:p>538</text:p>
          </table:table-cell>
          <table:table-cell office:value-type="float" office:value="0.037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88" calcext:value-type="float">
            <text:p>14388</text:p>
          </table:table-cell>
          <table:table-cell office:value-type="float" office:value="546" calcext:value-type="float">
            <text:p>546</text:p>
          </table:table-cell>
          <table:table-cell office:value-type="float" office:value="0.0379" calcext:value-type="float">
            <text:p>0.0379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772" calcext:value-type="float">
            <text:p>50772</text:p>
          </table:table-cell>
          <table:table-cell office:value-type="float" office:value="1922" calcext:value-type="float">
            <text:p>1922</text:p>
          </table:table-cell>
          <table:table-cell office:value-type="float" office:value="0.0379" calcext:value-type="float">
            <text:p>0.0379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622" calcext:value-type="float">
            <text:p>8622</text:p>
          </table:table-cell>
          <table:table-cell office:value-type="float" office:value="330" calcext:value-type="float">
            <text:p>330</text:p>
          </table:table-cell>
          <table:table-cell office:value-type="float" office:value="0.0383" calcext:value-type="float">
            <text:p>0.0383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0" calcext:value-type="float">
            <text:p>7720</text:p>
          </table:table-cell>
          <table:table-cell office:value-type="float" office:value="296" calcext:value-type="float">
            <text:p>296</text:p>
          </table:table-cell>
          <table:table-cell office:value-type="float" office:value="0.0383" calcext:value-type="float">
            <text:p>0.0383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748" calcext:value-type="float">
            <text:p>13748</text:p>
          </table:table-cell>
          <table:table-cell office:value-type="float" office:value="528" calcext:value-type="float">
            <text:p>528</text:p>
          </table:table-cell>
          <table:table-cell office:value-type="float" office:value="0.0384" calcext:value-type="float">
            <text:p>0.0384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4" calcext:value-type="float">
            <text:p>24064</text:p>
          </table:table-cell>
          <table:table-cell office:value-type="float" office:value="924" calcext:value-type="float">
            <text:p>924</text:p>
          </table:table-cell>
          <table:table-cell office:value-type="float" office:value="0.0384" calcext:value-type="float">
            <text:p>0.0384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  <table:table-cell office:value-type="float" office:value="160" calcext:value-type="float">
            <text:p>160</text:p>
          </table:table-cell>
          <table:table-cell office:value-type="float" office:value="0.0385" calcext:value-type="float">
            <text:p>0.0385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94" calcext:value-type="float">
            <text:p>5994</text:p>
          </table:table-cell>
          <table:table-cell office:value-type="float" office:value="234" calcext:value-type="float">
            <text:p>234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22" calcext:value-type="float">
            <text:p>23922</text:p>
          </table:table-cell>
          <table:table-cell office:value-type="float" office:value="932" calcext:value-type="float">
            <text:p>932</text:p>
          </table:table-cell>
          <table:table-cell office:value-type="float" office:value="0.039" calcext:value-type="float">
            <text:p>0.039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68" calcext:value-type="float">
            <text:p>68</text:p>
          </table:table-cell>
          <table:table-cell office:value-type="float" office:value="0.0392" calcext:value-type="float">
            <text:p>0.0392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68" calcext:value-type="float">
            <text:p>68</text:p>
          </table:table-cell>
          <table:table-cell office:value-type="float" office:value="0.0392" calcext:value-type="float">
            <text:p>0.0392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8" calcext:value-type="float">
            <text:p>6688</text:p>
          </table:table-cell>
          <table:table-cell office:value-type="float" office:value="262" calcext:value-type="float">
            <text:p>262</text:p>
          </table:table-cell>
          <table:table-cell office:value-type="float" office:value="0.0392" calcext:value-type="float">
            <text:p>0.0392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272" calcext:value-type="float">
            <text:p>40272</text:p>
          </table:table-cell>
          <table:table-cell office:value-type="float" office:value="1590" calcext:value-type="float">
            <text:p>1590</text:p>
          </table:table-cell>
          <table:table-cell office:value-type="float" office:value="0.0395" calcext:value-type="float">
            <text:p>0.0395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office:value-type="float" office:value="72" calcext:value-type="float">
            <text:p>72</text:p>
          </table:table-cell>
          <table:table-cell office:value-type="float" office:value="0.0398" calcext:value-type="float">
            <text:p>0.0398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84" calcext:value-type="float">
            <text:p>50084</text:p>
          </table:table-cell>
          <table:table-cell office:value-type="float" office:value="2076" calcext:value-type="float">
            <text:p>2076</text:p>
          </table:table-cell>
          <table:table-cell office:value-type="float" office:value="0.0415" calcext:value-type="float">
            <text:p>0.0415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781" calcext:value-type="float">
            <text:p>108781</text:p>
          </table:table-cell>
          <table:table-cell office:value-type="float" office:value="4599" calcext:value-type="float">
            <text:p>4599</text:p>
          </table:table-cell>
          <table:table-cell office:value-type="float" office:value="0.0423" calcext:value-type="float">
            <text:p>0.0423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76" calcext:value-type="float">
            <text:p>76</text:p>
          </table:table-cell>
          <table:table-cell office:value-type="float" office:value="0.0426" calcext:value-type="float">
            <text:p>0.0426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20" calcext:value-type="float">
            <text:p>3320</text:p>
          </table:table-cell>
          <table:table-cell office:value-type="float" office:value="142" calcext:value-type="float">
            <text:p>142</text:p>
          </table:table-cell>
          <table:table-cell office:value-type="float" office:value="0.0428" calcext:value-type="float">
            <text:p>0.0428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26" calcext:value-type="float">
            <text:p>21326</text:p>
          </table:table-cell>
          <table:table-cell office:value-type="float" office:value="914" calcext:value-type="float">
            <text:p>914</text:p>
          </table:table-cell>
          <table:table-cell office:value-type="float" office:value="0.0429" calcext:value-type="float">
            <text:p>0.0429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 office:value-type="float" office:value="76" calcext:value-type="float">
            <text:p>76</text:p>
          </table:table-cell>
          <table:table-cell office:value-type="float" office:value="0.0432" calcext:value-type="float">
            <text:p>0.0432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32" calcext:value-type="float">
            <text:p>34532</text:p>
          </table:table-cell>
          <table:table-cell office:value-type="float" office:value="1514" calcext:value-type="float">
            <text:p>1514</text:p>
          </table:table-cell>
          <table:table-cell office:value-type="float" office:value="0.0438" calcext:value-type="float">
            <text:p>0.043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966" calcext:value-type="float">
            <text:p>51966</text:p>
          </table:table-cell>
          <table:table-cell office:value-type="float" office:value="2284" calcext:value-type="float">
            <text:p>2284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78" calcext:value-type="float">
            <text:p>78</text:p>
          </table:table-cell>
          <table:table-cell office:value-type="float" office:value="0.0441" calcext:value-type="float">
            <text:p>0.0441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290" calcext:value-type="float">
            <text:p>290</text:p>
          </table:table-cell>
          <table:table-cell office:value-type="float" office:value="0.0444" calcext:value-type="float">
            <text:p>0.044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290" calcext:value-type="float">
            <text:p>290</text:p>
          </table:table-cell>
          <table:table-cell office:value-type="float" office:value="0.0444" calcext:value-type="float">
            <text:p>0.044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68" calcext:value-type="float">
            <text:p>11968</text:p>
          </table:table-cell>
          <table:table-cell office:value-type="float" office:value="536" calcext:value-type="float">
            <text:p>536</text:p>
          </table:table-cell>
          <table:table-cell office:value-type="float" office:value="0.0448" calcext:value-type="float">
            <text:p>0.0448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80" calcext:value-type="float">
            <text:p>54880</text:p>
          </table:table-cell>
          <table:table-cell office:value-type="float" office:value="2460" calcext:value-type="float">
            <text:p>2460</text:p>
          </table:table-cell>
          <table:table-cell office:value-type="float" office:value="0.0448" calcext:value-type="float">
            <text:p>0.0448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6" calcext:value-type="float">
            <text:p>6816</text:p>
          </table:table-cell>
          <table:table-cell office:value-type="float" office:value="306" calcext:value-type="float">
            <text:p>306</text:p>
          </table:table-cell>
          <table:table-cell office:value-type="float" office:value="0.0449" calcext:value-type="float">
            <text:p>0.0449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672</text:p>
          </table:table-cell>
          <table:table-cell office:value-type="float" office:value="302" calcext:value-type="float">
            <text:p>302</text:p>
          </table:table-cell>
          <table:table-cell office:value-type="float" office:value="0.0453" calcext:value-type="float">
            <text:p>0.0453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8" calcext:value-type="float">
            <text:p>5568</text:p>
          </table:table-cell>
          <table:table-cell office:value-type="float" office:value="256" calcext:value-type="float">
            <text:p>256</text:p>
          </table:table-cell>
          <table:table-cell office:value-type="float" office:value="0.046" calcext:value-type="float">
            <text:p>0.046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  <table:table-cell office:value-type="float" office:value="262" calcext:value-type="float">
            <text:p>262</text:p>
          </table:table-cell>
          <table:table-cell office:value-type="float" office:value="0.0467" calcext:value-type="float">
            <text:p>0.046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6904" calcext:value-type="float">
            <text:p>76904</text:p>
          </table:table-cell>
          <table:table-cell office:value-type="float" office:value="3628" calcext:value-type="float">
            <text:p>3628</text:p>
          </table:table-cell>
          <table:table-cell office:value-type="float" office:value="0.0472" calcext:value-type="float">
            <text:p>0.0472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426" calcext:value-type="float">
            <text:p>21426</text:p>
          </table:table-cell>
          <table:table-cell office:value-type="float" office:value="1034" calcext:value-type="float">
            <text:p>1034</text:p>
          </table:table-cell>
          <table:table-cell office:value-type="float" office:value="0.0483" calcext:value-type="float">
            <text:p>0.0483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78" calcext:value-type="float">
            <text:p>21178</text:p>
          </table:table-cell>
          <table:table-cell office:value-type="float" office:value="1024" calcext:value-type="float">
            <text:p>1024</text:p>
          </table:table-cell>
          <table:table-cell office:value-type="float" office:value="0.0484" calcext:value-type="float">
            <text:p>0.048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60" calcext:value-type="float">
            <text:p>13260</text:p>
          </table:table-cell>
          <table:table-cell office:value-type="float" office:value="664" calcext:value-type="float">
            <text:p>664</text:p>
          </table:table-cell>
          <table:table-cell office:value-type="float" office:value="0.0501" calcext:value-type="float">
            <text:p>0.0501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045" calcext:value-type="float">
            <text:p>63045</text:p>
          </table:table-cell>
          <table:table-cell office:value-type="float" office:value="3183" calcext:value-type="float">
            <text:p>3183</text:p>
          </table:table-cell>
          <table:table-cell office:value-type="float" office:value="0.0505" calcext:value-type="float">
            <text:p>0.0505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6" calcext:value-type="float">
            <text:p>5556</text:p>
          </table:table-cell>
          <table:table-cell office:value-type="float" office:value="282" calcext:value-type="float">
            <text:p>282</text:p>
          </table:table-cell>
          <table:table-cell office:value-type="float" office:value="0.0508" calcext:value-type="float">
            <text:p>0.0508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16" calcext:value-type="float">
            <text:p>55916</text:p>
          </table:table-cell>
          <table:table-cell office:value-type="float" office:value="2844" calcext:value-type="float">
            <text:p>2844</text:p>
          </table:table-cell>
          <table:table-cell office:value-type="float" office:value="0.0509" calcext:value-type="float">
            <text:p>0.0509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40" calcext:value-type="float">
            <text:p>15940</text:p>
          </table:table-cell>
          <table:table-cell office:value-type="float" office:value="826" calcext:value-type="float">
            <text:p>826</text:p>
          </table:table-cell>
          <table:table-cell office:value-type="float" office:value="0.0518" calcext:value-type="float">
            <text:p>0.0518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150" calcext:value-type="float">
            <text:p>150</text:p>
          </table:table-cell>
          <table:table-cell office:value-type="float" office:value="0.0519" calcext:value-type="float">
            <text:p>0.0519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46" calcext:value-type="float">
            <text:p>11946</text:p>
          </table:table-cell>
          <table:table-cell office:value-type="float" office:value="620" calcext:value-type="float">
            <text:p>620</text:p>
          </table:table-cell>
          <table:table-cell office:value-type="float" office:value="0.0519" calcext:value-type="float">
            <text:p>0.0519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6" calcext:value-type="float">
            <text:p>6966</text:p>
          </table:table-cell>
          <table:table-cell office:value-type="float" office:value="362" calcext:value-type="float">
            <text:p>362</text:p>
          </table:table-cell>
          <table:table-cell office:value-type="float" office:value="0.052" calcext:value-type="float">
            <text:p>0.05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12" calcext:value-type="float">
            <text:p>11712</text:p>
          </table:table-cell>
          <table:table-cell office:value-type="float" office:value="620" calcext:value-type="float">
            <text:p>620</text:p>
          </table:table-cell>
          <table:table-cell office:value-type="float" office:value="0.0529" calcext:value-type="float">
            <text:p>0.052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28" calcext:value-type="float">
            <text:p>13028</text:p>
          </table:table-cell>
          <table:table-cell office:value-type="float" office:value="692" calcext:value-type="float">
            <text:p>692</text:p>
          </table:table-cell>
          <table:table-cell office:value-type="float" office:value="0.0531" calcext:value-type="float">
            <text:p>0.0531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60" calcext:value-type="float">
            <text:p>18260</text:p>
          </table:table-cell>
          <table:table-cell office:value-type="float" office:value="982" calcext:value-type="float">
            <text:p>982</text:p>
          </table:table-cell>
          <table:table-cell office:value-type="float" office:value="0.0538" calcext:value-type="float">
            <text:p>0.0538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76" calcext:value-type="float">
            <text:p>6676</text:p>
          </table:table-cell>
          <table:table-cell office:value-type="float" office:value="362" calcext:value-type="float">
            <text:p>362</text:p>
          </table:table-cell>
          <table:table-cell office:value-type="float" office:value="0.0542" calcext:value-type="float">
            <text:p>0.0542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8" calcext:value-type="float">
            <text:p>5408</text:p>
          </table:table-cell>
          <table:table-cell office:value-type="float" office:value="296" calcext:value-type="float">
            <text:p>296</text:p>
          </table:table-cell>
          <table:table-cell office:value-type="float" office:value="0.0547" calcext:value-type="float">
            <text:p>0.054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8" calcext:value-type="float">
            <text:p>5408</text:p>
          </table:table-cell>
          <table:table-cell office:value-type="float" office:value="296" calcext:value-type="float">
            <text:p>296</text:p>
          </table:table-cell>
          <table:table-cell office:value-type="float" office:value="0.0547" calcext:value-type="float">
            <text:p>0.054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6" calcext:value-type="float">
            <text:p>5696</text:p>
          </table:table-cell>
          <table:table-cell office:value-type="float" office:value="312" calcext:value-type="float">
            <text:p>312</text:p>
          </table:table-cell>
          <table:table-cell office:value-type="float" office:value="0.0548" calcext:value-type="float">
            <text:p>0.054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96" calcext:value-type="float">
            <text:p>34596</text:p>
          </table:table-cell>
          <table:table-cell office:value-type="float" office:value="1910" calcext:value-type="float">
            <text:p>1910</text:p>
          </table:table-cell>
          <table:table-cell office:value-type="float" office:value="0.0552" calcext:value-type="float">
            <text:p>0.0552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92" calcext:value-type="float">
            <text:p>15692</text:p>
          </table:table-cell>
          <table:table-cell office:value-type="float" office:value="878" calcext:value-type="float">
            <text:p>878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7692" calcext:value-type="float">
            <text:p>47692</text:p>
          </table:table-cell>
          <table:table-cell office:value-type="float" office:value="2672" calcext:value-type="float">
            <text:p>2672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857" calcext:value-type="float">
            <text:p>23857</text:p>
          </table:table-cell>
          <table:table-cell office:value-type="float" office:value="1337" calcext:value-type="float">
            <text:p>1337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80" calcext:value-type="float">
            <text:p>56380</text:p>
          </table:table-cell>
          <table:table-cell office:value-type="float" office:value="3172" calcext:value-type="float">
            <text:p>3172</text:p>
          </table:table-cell>
          <table:table-cell office:value-type="float" office:value="0.0563" calcext:value-type="float">
            <text:p>0.0563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193" calcext:value-type="float">
            <text:p>23193</text:p>
          </table:table-cell>
          <table:table-cell office:value-type="float" office:value="1309" calcext:value-type="float">
            <text:p>1309</text:p>
          </table:table-cell>
          <table:table-cell office:value-type="float" office:value="0.0564" calcext:value-type="float">
            <text:p>0.0564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89" calcext:value-type="float">
            <text:p>14489</text:p>
          </table:table-cell>
          <table:table-cell office:value-type="float" office:value="829" calcext:value-type="float">
            <text:p>829</text:p>
          </table:table-cell>
          <table:table-cell office:value-type="float" office:value="0.0572" calcext:value-type="float">
            <text:p>0.057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238" calcext:value-type="float">
            <text:p>11238</text:p>
          </table:table-cell>
          <table:table-cell office:value-type="float" office:value="650" calcext:value-type="float">
            <text:p>650</text:p>
          </table:table-cell>
          <table:table-cell office:value-type="float" office:value="0.0578" calcext:value-type="float">
            <text:p>0.0578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009" calcext:value-type="float">
            <text:p>24009</text:p>
          </table:table-cell>
          <table:table-cell office:value-type="float" office:value="1405" calcext:value-type="float">
            <text:p>1405</text:p>
          </table:table-cell>
          <table:table-cell office:value-type="float" office:value="0.0585" calcext:value-type="float">
            <text:p>0.0585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2" calcext:value-type="float">
            <text:p>2352</text:p>
          </table:table-cell>
          <table:table-cell office:value-type="float" office:value="138" calcext:value-type="float">
            <text:p>138</text:p>
          </table:table-cell>
          <table:table-cell office:value-type="float" office:value="0.0587" calcext:value-type="float">
            <text:p>0.058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336" calcext:value-type="float">
            <text:p>60336</text:p>
          </table:table-cell>
          <table:table-cell office:value-type="float" office:value="3546" calcext:value-type="float">
            <text:p>3546</text:p>
          </table:table-cell>
          <table:table-cell office:value-type="float" office:value="0.0588" calcext:value-type="float">
            <text:p>0.058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01" calcext:value-type="float">
            <text:p>18301</text:p>
          </table:table-cell>
          <table:table-cell office:value-type="float" office:value="1077" calcext:value-type="float">
            <text:p>1077</text:p>
          </table:table-cell>
          <table:table-cell office:value-type="float" office:value="0.0588" calcext:value-type="float">
            <text:p>0.058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156" calcext:value-type="float">
            <text:p>61156</text:p>
          </table:table-cell>
          <table:table-cell office:value-type="float" office:value="3616" calcext:value-type="float">
            <text:p>3616</text:p>
          </table:table-cell>
          <table:table-cell office:value-type="float" office:value="0.0591" calcext:value-type="float">
            <text:p>0.059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 office:value-type="float" office:value="136" calcext:value-type="float">
            <text:p>136</text:p>
          </table:table-cell>
          <table:table-cell office:value-type="float" office:value="0.0595" calcext:value-type="float">
            <text:p>0.0595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 office:value-type="float" office:value="136" calcext:value-type="float">
            <text:p>136</text:p>
          </table:table-cell>
          <table:table-cell office:value-type="float" office:value="0.0595" calcext:value-type="float">
            <text:p>0.0595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06" calcext:value-type="float">
            <text:p>25206</text:p>
          </table:table-cell>
          <table:table-cell office:value-type="float" office:value="1500" calcext:value-type="float">
            <text:p>1500</text:p>
          </table:table-cell>
          <table:table-cell office:value-type="float" office:value="0.0595" calcext:value-type="float">
            <text:p>0.0595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45" calcext:value-type="float">
            <text:p>50445</text:p>
          </table:table-cell>
          <table:table-cell office:value-type="float" office:value="3017" calcext:value-type="float">
            <text:p>3017</text:p>
          </table:table-cell>
          <table:table-cell office:value-type="float" office:value="0.0598" calcext:value-type="float">
            <text:p>0.059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144" calcext:value-type="float">
            <text:p>144</text:p>
          </table:table-cell>
          <table:table-cell office:value-type="float" office:value="0.0605" calcext:value-type="float">
            <text:p>0.0605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03" calcext:value-type="float">
            <text:p>31403</text:p>
          </table:table-cell>
          <table:table-cell office:value-type="float" office:value="1903" calcext:value-type="float">
            <text:p>1903</text:p>
          </table:table-cell>
          <table:table-cell office:value-type="float" office:value="0.0606" calcext:value-type="float">
            <text:p>0.0606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480" calcext:value-type="float">
            <text:p>18480</text:p>
          </table:table-cell>
          <table:table-cell office:value-type="float" office:value="1124" calcext:value-type="float">
            <text:p>1124</text:p>
          </table:table-cell>
          <table:table-cell office:value-type="float" office:value="0.0608" calcext:value-type="float">
            <text:p>0.0608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176" calcext:value-type="float">
            <text:p>176</text:p>
          </table:table-cell>
          <table:table-cell office:value-type="float" office:value="0.0609" calcext:value-type="float">
            <text:p>0.0609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46" calcext:value-type="float">
            <text:p>12046</text:p>
          </table:table-cell>
          <table:table-cell office:value-type="float" office:value="734" calcext:value-type="float">
            <text:p>734</text:p>
          </table:table-cell>
          <table:table-cell office:value-type="float" office:value="0.0609" calcext:value-type="float">
            <text:p>0.060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4" calcext:value-type="float">
            <text:p>34704</text:p>
          </table:table-cell>
          <table:table-cell office:value-type="float" office:value="2122" calcext:value-type="float">
            <text:p>2122</text:p>
          </table:table-cell>
          <table:table-cell office:value-type="float" office:value="0.0611" calcext:value-type="float">
            <text:p>0.0611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957" calcext:value-type="float">
            <text:p>23957</text:p>
          </table:table-cell>
          <table:table-cell office:value-type="float" office:value="1473" calcext:value-type="float">
            <text:p>1473</text:p>
          </table:table-cell>
          <table:table-cell office:value-type="float" office:value="0.0615" calcext:value-type="float">
            <text:p>0.0615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office:value-type="float" office:value="138" calcext:value-type="float">
            <text:p>138</text:p>
          </table:table-cell>
          <table:table-cell office:value-type="float" office:value="0.0627" calcext:value-type="float">
            <text:p>0.0627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170" calcext:value-type="float">
            <text:p>50170</text:p>
          </table:table-cell>
          <table:table-cell office:value-type="float" office:value="3146" calcext:value-type="float">
            <text:p>3146</text:p>
          </table:table-cell>
          <table:table-cell office:value-type="float" office:value="0.0627" calcext:value-type="float">
            <text:p>0.062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92" calcext:value-type="float">
            <text:p>2192</text:p>
          </table:table-cell>
          <table:table-cell office:value-type="float" office:value="138" calcext:value-type="float">
            <text:p>138</text:p>
          </table:table-cell>
          <table:table-cell office:value-type="float" office:value="0.063" calcext:value-type="float">
            <text:p>0.06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62" calcext:value-type="float">
            <text:p>5162</text:p>
          </table:table-cell>
          <table:table-cell office:value-type="float" office:value="330" calcext:value-type="float">
            <text:p>330</text:p>
          </table:table-cell>
          <table:table-cell office:value-type="float" office:value="0.0639" calcext:value-type="float">
            <text:p>0.0639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04" calcext:value-type="float">
            <text:p>56404</text:p>
          </table:table-cell>
          <table:table-cell office:value-type="float" office:value="3610" calcext:value-type="float">
            <text:p>3610</text:p>
          </table:table-cell>
          <table:table-cell office:value-type="float" office:value="0.064" calcext:value-type="float">
            <text:p>0.064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162" calcext:value-type="float">
            <text:p>24162</text:p>
          </table:table-cell>
          <table:table-cell office:value-type="float" office:value="1550" calcext:value-type="float">
            <text:p>1550</text:p>
          </table:table-cell>
          <table:table-cell office:value-type="float" office:value="0.0642" calcext:value-type="float">
            <text:p>0.064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32" calcext:value-type="float">
            <text:p>3532</text:p>
          </table:table-cell>
          <table:table-cell office:value-type="float" office:value="230" calcext:value-type="float">
            <text:p>230</text:p>
          </table:table-cell>
          <table:table-cell office:value-type="float" office:value="0.0651" calcext:value-type="float">
            <text:p>0.0651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02" calcext:value-type="float">
            <text:p>23902</text:p>
          </table:table-cell>
          <table:table-cell office:value-type="float" office:value="1562" calcext:value-type="float">
            <text:p>1562</text:p>
          </table:table-cell>
          <table:table-cell office:value-type="float" office:value="0.0654" calcext:value-type="float">
            <text:p>0.0654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668" calcext:value-type="float">
            <text:p>49668</text:p>
          </table:table-cell>
          <table:table-cell office:value-type="float" office:value="3280" calcext:value-type="float">
            <text:p>3280</text:p>
          </table:table-cell>
          <table:table-cell office:value-type="float" office:value="0.066" calcext:value-type="float">
            <text:p>0.066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87" calcext:value-type="float">
            <text:p>83487</text:p>
          </table:table-cell>
          <table:table-cell office:value-type="float" office:value="5565" calcext:value-type="float">
            <text:p>5565</text:p>
          </table:table-cell>
          <table:table-cell office:value-type="float" office:value="0.0667" calcext:value-type="float">
            <text:p>0.0667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72" calcext:value-type="float">
            <text:p>4172</text:p>
          </table:table-cell>
          <table:table-cell office:value-type="float" office:value="280" calcext:value-type="float">
            <text:p>280</text:p>
          </table:table-cell>
          <table:table-cell office:value-type="float" office:value="0.0671" calcext:value-type="float">
            <text:p>0.0671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134" calcext:value-type="float">
            <text:p>49134</text:p>
          </table:table-cell>
          <table:table-cell office:value-type="float" office:value="3318" calcext:value-type="float">
            <text:p>3318</text:p>
          </table:table-cell>
          <table:table-cell office:value-type="float" office:value="0.0675" calcext:value-type="float">
            <text:p>0.0675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72" calcext:value-type="float">
            <text:p>9472</text:p>
          </table:table-cell>
          <table:table-cell office:value-type="float" office:value="642" calcext:value-type="float">
            <text:p>642</text:p>
          </table:table-cell>
          <table:table-cell office:value-type="float" office:value="0.0678" calcext:value-type="float">
            <text:p>0.067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 office:value-type="float" office:value="160" calcext:value-type="float">
            <text:p>160</text:p>
          </table:table-cell>
          <table:table-cell office:value-type="float" office:value="0.0684" calcext:value-type="float">
            <text:p>0.068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26" calcext:value-type="float">
            <text:p>5126</text:p>
          </table:table-cell>
          <table:table-cell office:value-type="float" office:value="358" calcext:value-type="float">
            <text:p>358</text:p>
          </table:table-cell>
          <table:table-cell office:value-type="float" office:value="0.0698" calcext:value-type="float">
            <text:p>0.069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360" calcext:value-type="float">
            <text:p>34360</text:p>
          </table:table-cell>
          <table:table-cell office:value-type="float" office:value="2410" calcext:value-type="float">
            <text:p>2410</text:p>
          </table:table-cell>
          <table:table-cell office:value-type="float" office:value="0.0701" calcext:value-type="float">
            <text:p>0.070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00" calcext:value-type="float">
            <text:p>9900</text:p>
          </table:table-cell>
          <table:table-cell office:value-type="float" office:value="696" calcext:value-type="float">
            <text:p>696</text:p>
          </table:table-cell>
          <table:table-cell office:value-type="float" office:value="0.0703" calcext:value-type="float">
            <text:p>0.070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606" calcext:value-type="float">
            <text:p>43606</text:p>
          </table:table-cell>
          <table:table-cell office:value-type="float" office:value="3086" calcext:value-type="float">
            <text:p>3086</text:p>
          </table:table-cell>
          <table:table-cell office:value-type="float" office:value="0.0708" calcext:value-type="float">
            <text:p>0.070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82" calcext:value-type="float">
            <text:p>43882</text:p>
          </table:table-cell>
          <table:table-cell office:value-type="float" office:value="3130" calcext:value-type="float">
            <text:p>3130</text:p>
          </table:table-cell>
          <table:table-cell office:value-type="float" office:value="0.0713" calcext:value-type="float">
            <text:p>0.0713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60" calcext:value-type="float">
            <text:p>41260</text:p>
          </table:table-cell>
          <table:table-cell office:value-type="float" office:value="2976" calcext:value-type="float">
            <text:p>2976</text:p>
          </table:table-cell>
          <table:table-cell office:value-type="float" office:value="0.0721" calcext:value-type="float">
            <text:p>0.0721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02" calcext:value-type="float">
            <text:p>5102</text:p>
          </table:table-cell>
          <table:table-cell office:value-type="float" office:value="374" calcext:value-type="float">
            <text:p>374</text:p>
          </table:table-cell>
          <table:table-cell office:value-type="float" office:value="0.0733" calcext:value-type="float">
            <text:p>0.0733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18" calcext:value-type="float">
            <text:p>7318</text:p>
          </table:table-cell>
          <table:table-cell office:value-type="float" office:value="538" calcext:value-type="float">
            <text:p>538</text:p>
          </table:table-cell>
          <table:table-cell office:value-type="float" office:value="0.0735" calcext:value-type="float">
            <text:p>0.0735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06" calcext:value-type="float">
            <text:p>45906</text:p>
          </table:table-cell>
          <table:table-cell office:value-type="float" office:value="3380" calcext:value-type="float">
            <text:p>3380</text:p>
          </table:table-cell>
          <table:table-cell office:value-type="float" office:value="0.0736" calcext:value-type="float">
            <text:p>0.0736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60" calcext:value-type="float">
            <text:p>18460</text:p>
          </table:table-cell>
          <table:table-cell office:value-type="float" office:value="1364" calcext:value-type="float">
            <text:p>1364</text:p>
          </table:table-cell>
          <table:table-cell office:value-type="float" office:value="0.0739" calcext:value-type="float">
            <text:p>0.0739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7345" calcext:value-type="float">
            <text:p>57345</text:p>
          </table:table-cell>
          <table:table-cell office:value-type="float" office:value="4247" calcext:value-type="float">
            <text:p>4247</text:p>
          </table:table-cell>
          <table:table-cell office:value-type="float" office:value="0.0741" calcext:value-type="float">
            <text:p>0.0741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082" calcext:value-type="float">
            <text:p>44082</text:p>
          </table:table-cell>
          <table:table-cell office:value-type="float" office:value="3272" calcext:value-type="float">
            <text:p>3272</text:p>
          </table:table-cell>
          <table:table-cell office:value-type="float" office:value="0.0742" calcext:value-type="float">
            <text:p>0.074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772" calcext:value-type="float">
            <text:p>55772</text:p>
          </table:table-cell>
          <table:table-cell office:value-type="float" office:value="4158" calcext:value-type="float">
            <text:p>4158</text:p>
          </table:table-cell>
          <table:table-cell office:value-type="float" office:value="0.0746" calcext:value-type="float">
            <text:p>0.0746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54" calcext:value-type="float">
            <text:p>25454</text:p>
          </table:table-cell>
          <table:table-cell office:value-type="float" office:value="1904" calcext:value-type="float">
            <text:p>1904</text:p>
          </table:table-cell>
          <table:table-cell office:value-type="float" office:value="0.0748" calcext:value-type="float">
            <text:p>0.074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72" calcext:value-type="float">
            <text:p>56972</text:p>
          </table:table-cell>
          <table:table-cell office:value-type="float" office:value="4262" calcext:value-type="float">
            <text:p>4262</text:p>
          </table:table-cell>
          <table:table-cell office:value-type="float" office:value="0.0748" calcext:value-type="float">
            <text:p>0.0748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216" calcext:value-type="float">
            <text:p>216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4" calcext:value-type="float">
            <text:p>3724</text:p>
          </table:table-cell>
          <table:table-cell office:value-type="float" office:value="280" calcext:value-type="float">
            <text:p>280</text:p>
          </table:table-cell>
          <table:table-cell office:value-type="float" office:value="0.0752" calcext:value-type="float">
            <text:p>0.0752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835" calcext:value-type="float">
            <text:p>59835</text:p>
          </table:table-cell>
          <table:table-cell office:value-type="float" office:value="4511" calcext:value-type="float">
            <text:p>4511</text:p>
          </table:table-cell>
          <table:table-cell office:value-type="float" office:value="0.0754" calcext:value-type="float">
            <text:p>0.075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222" calcext:value-type="float">
            <text:p>222</text:p>
          </table:table-cell>
          <table:table-cell office:value-type="float" office:value="0.0764" calcext:value-type="float">
            <text:p>0.0764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929" calcext:value-type="float">
            <text:p>28929</text:p>
          </table:table-cell>
          <table:table-cell office:value-type="float" office:value="2221" calcext:value-type="float">
            <text:p>2221</text:p>
          </table:table-cell>
          <table:table-cell office:value-type="float" office:value="0.0768" calcext:value-type="float">
            <text:p>0.0768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523" calcext:value-type="float">
            <text:p>60523</text:p>
          </table:table-cell>
          <table:table-cell office:value-type="float" office:value="4653" calcext:value-type="float">
            <text:p>4653</text:p>
          </table:table-cell>
          <table:table-cell office:value-type="float" office:value="0.0769" calcext:value-type="float">
            <text:p>0.0769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52" calcext:value-type="float">
            <text:p>9052</text:p>
          </table:table-cell>
          <table:table-cell office:value-type="float" office:value="700" calcext:value-type="float">
            <text:p>700</text:p>
          </table:table-cell>
          <table:table-cell office:value-type="float" office:value="0.0773" calcext:value-type="float">
            <text:p>0.0773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24" calcext:value-type="float">
            <text:p>34124</text:p>
          </table:table-cell>
          <table:table-cell office:value-type="float" office:value="2656" calcext:value-type="float">
            <text:p>2656</text:p>
          </table:table-cell>
          <table:table-cell office:value-type="float" office:value="0.0778" calcext:value-type="float">
            <text:p>0.0778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195" calcext:value-type="float">
            <text:p>60195</text:p>
          </table:table-cell>
          <table:table-cell office:value-type="float" office:value="4685" calcext:value-type="float">
            <text:p>4685</text:p>
          </table:table-cell>
          <table:table-cell office:value-type="float" office:value="0.0778" calcext:value-type="float">
            <text:p>0.077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46" calcext:value-type="float">
            <text:p>7146</text:p>
          </table:table-cell>
          <table:table-cell office:value-type="float" office:value="568" calcext:value-type="float">
            <text:p>568</text:p>
          </table:table-cell>
          <table:table-cell office:value-type="float" office:value="0.0795" calcext:value-type="float">
            <text:p>0.0795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80" calcext:value-type="float">
            <text:p>34580</text:p>
          </table:table-cell>
          <table:table-cell office:value-type="float" office:value="2752" calcext:value-type="float">
            <text:p>2752</text:p>
          </table:table-cell>
          <table:table-cell office:value-type="float" office:value="0.0796" calcext:value-type="float">
            <text:p>0.0796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24" calcext:value-type="float">
            <text:p>34124</text:p>
          </table:table-cell>
          <table:table-cell office:value-type="float" office:value="2724" calcext:value-type="float">
            <text:p>2724</text:p>
          </table:table-cell>
          <table:table-cell office:value-type="float" office:value="0.0798" calcext:value-type="float">
            <text:p>0.079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092" calcext:value-type="float">
            <text:p>27092</text:p>
          </table:table-cell>
          <table:table-cell office:value-type="float" office:value="2162" calcext:value-type="float">
            <text:p>2162</text:p>
          </table:table-cell>
          <table:table-cell office:value-type="float" office:value="0.0798" calcext:value-type="float">
            <text:p>0.079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878" calcext:value-type="float">
            <text:p>31878</text:p>
          </table:table-cell>
          <table:table-cell office:value-type="float" office:value="2546" calcext:value-type="float">
            <text:p>2546</text:p>
          </table:table-cell>
          <table:table-cell office:value-type="float" office:value="0.0799" calcext:value-type="float">
            <text:p>0.0799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67" calcext:value-type="float">
            <text:p>67867</text:p>
          </table:table-cell>
          <table:table-cell office:value-type="float" office:value="5459" calcext:value-type="float">
            <text:p>5459</text:p>
          </table:table-cell>
          <table:table-cell office:value-type="float" office:value="0.0804" calcext:value-type="float">
            <text:p>0.080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146" calcext:value-type="float">
            <text:p>146</text:p>
          </table:table-cell>
          <table:table-cell office:value-type="float" office:value="0.0818" calcext:value-type="float">
            <text:p>0.081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957" calcext:value-type="float">
            <text:p>64957</text:p>
          </table:table-cell>
          <table:table-cell office:value-type="float" office:value="5313" calcext:value-type="float">
            <text:p>5313</text:p>
          </table:table-cell>
          <table:table-cell office:value-type="float" office:value="0.0818" calcext:value-type="float">
            <text:p>0.081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03" calcext:value-type="float">
            <text:p>28903</text:p>
          </table:table-cell>
          <table:table-cell office:value-type="float" office:value="2371" calcext:value-type="float">
            <text:p>2371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12" calcext:value-type="float">
            <text:p>7012</text:p>
          </table:table-cell>
          <table:table-cell office:value-type="float" office:value="576" calcext:value-type="float">
            <text:p>576</text:p>
          </table:table-cell>
          <table:table-cell office:value-type="float" office:value="0.0821" calcext:value-type="float">
            <text:p>0.0821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10" calcext:value-type="float">
            <text:p>64810</text:p>
          </table:table-cell>
          <table:table-cell office:value-type="float" office:value="5320" calcext:value-type="float">
            <text:p>5320</text:p>
          </table:table-cell>
          <table:table-cell office:value-type="float" office:value="0.0821" calcext:value-type="float">
            <text:p>0.0821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8264" calcext:value-type="float">
            <text:p>68264</text:p>
          </table:table-cell>
          <table:table-cell office:value-type="float" office:value="5604" calcext:value-type="float">
            <text:p>5604</text:p>
          </table:table-cell>
          <table:table-cell office:value-type="float" office:value="0.0821" calcext:value-type="float">
            <text:p>0.0821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2" calcext:value-type="float">
            <text:p>7592</text:p>
          </table:table-cell>
          <table:table-cell office:value-type="float" office:value="630" calcext:value-type="float">
            <text:p>630</text:p>
          </table:table-cell>
          <table:table-cell office:value-type="float" office:value="0.083" calcext:value-type="float">
            <text:p>0.083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846" calcext:value-type="float">
            <text:p>65846</text:p>
          </table:table-cell>
          <table:table-cell office:value-type="float" office:value="5530" calcext:value-type="float">
            <text:p>5530</text:p>
          </table:table-cell>
          <table:table-cell office:value-type="float" office:value="0.084" calcext:value-type="float">
            <text:p>0.084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464" calcext:value-type="float">
            <text:p>67464</text:p>
          </table:table-cell>
          <table:table-cell office:value-type="float" office:value="5700" calcext:value-type="float">
            <text:p>5700</text:p>
          </table:table-cell>
          <table:table-cell office:value-type="float" office:value="0.0845" calcext:value-type="float">
            <text:p>0.0845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488" calcext:value-type="float">
            <text:p>73488</text:p>
          </table:table-cell>
          <table:table-cell office:value-type="float" office:value="6216" calcext:value-type="float">
            <text:p>6216</text:p>
          </table:table-cell>
          <table:table-cell office:value-type="float" office:value="0.0846" calcext:value-type="float">
            <text:p>0.0846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54" calcext:value-type="float">
            <text:p>79254</text:p>
          </table:table-cell>
          <table:table-cell office:value-type="float" office:value="6722" calcext:value-type="float">
            <text:p>6722</text:p>
          </table:table-cell>
          <table:table-cell office:value-type="float" office:value="0.0848" calcext:value-type="float">
            <text:p>0.084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28" calcext:value-type="float">
            <text:p>26928</text:p>
          </table:table-cell>
          <table:table-cell office:value-type="float" office:value="2284" calcext:value-type="float">
            <text:p>2284</text:p>
          </table:table-cell>
          <table:table-cell office:value-type="float" office:value="0.0848" calcext:value-type="float">
            <text:p>0.0848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44" calcext:value-type="float">
            <text:p>27044</text:p>
          </table:table-cell>
          <table:table-cell office:value-type="float" office:value="2360" calcext:value-type="float">
            <text:p>2360</text:p>
          </table:table-cell>
          <table:table-cell office:value-type="float" office:value="0.0873" calcext:value-type="float">
            <text:p>0.0873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32" calcext:value-type="float">
            <text:p>8132</text:p>
          </table:table-cell>
          <table:table-cell office:value-type="float" office:value="738" calcext:value-type="float">
            <text:p>738</text:p>
          </table:table-cell>
          <table:table-cell office:value-type="float" office:value="0.0908" calcext:value-type="float">
            <text:p>0.090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870" calcext:value-type="float">
            <text:p>75870</text:p>
          </table:table-cell>
          <table:table-cell office:value-type="float" office:value="6956" calcext:value-type="float">
            <text:p>6956</text:p>
          </table:table-cell>
          <table:table-cell office:value-type="float" office:value="0.0917" calcext:value-type="float">
            <text:p>0.091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7471" calcext:value-type="float">
            <text:p>47471</text:p>
          </table:table-cell>
          <table:table-cell office:value-type="float" office:value="4367" calcext:value-type="float">
            <text:p>4367</text:p>
          </table:table-cell>
          <table:table-cell office:value-type="float" office:value="0.092" calcext:value-type="float">
            <text:p>0.09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724" calcext:value-type="float">
            <text:p>23724</text:p>
          </table:table-cell>
          <table:table-cell office:value-type="float" office:value="2184" calcext:value-type="float">
            <text:p>2184</text:p>
          </table:table-cell>
          <table:table-cell office:value-type="float" office:value="0.0921" calcext:value-type="float">
            <text:p>0.0921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24" calcext:value-type="float">
            <text:p>23724</text:p>
          </table:table-cell>
          <table:table-cell office:value-type="float" office:value="2184" calcext:value-type="float">
            <text:p>2184</text:p>
          </table:table-cell>
          <table:table-cell office:value-type="float" office:value="0.0921" calcext:value-type="float">
            <text:p>0.0921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037" calcext:value-type="float">
            <text:p>85037</text:p>
          </table:table-cell>
          <table:table-cell office:value-type="float" office:value="7847" calcext:value-type="float">
            <text:p>7847</text:p>
          </table:table-cell>
          <table:table-cell office:value-type="float" office:value="0.0923" calcext:value-type="float">
            <text:p>0.0923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64" calcext:value-type="float">
            <text:p>8864</text:p>
          </table:table-cell>
          <table:table-cell office:value-type="float" office:value="828" calcext:value-type="float">
            <text:p>828</text:p>
          </table:table-cell>
          <table:table-cell office:value-type="float" office:value="0.0934" calcext:value-type="float">
            <text:p>0.0934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4" calcext:value-type="float">
            <text:p>8864</text:p>
          </table:table-cell>
          <table:table-cell office:value-type="float" office:value="828" calcext:value-type="float">
            <text:p>828</text:p>
          </table:table-cell>
          <table:table-cell office:value-type="float" office:value="0.0934" calcext:value-type="float">
            <text:p>0.0934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288" calcext:value-type="float">
            <text:p>40288</text:p>
          </table:table-cell>
          <table:table-cell office:value-type="float" office:value="3774" calcext:value-type="float">
            <text:p>3774</text:p>
          </table:table-cell>
          <table:table-cell office:value-type="float" office:value="0.0937" calcext:value-type="float">
            <text:p>0.093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68" calcext:value-type="float">
            <text:p>5068</text:p>
          </table:table-cell>
          <table:table-cell office:value-type="float" office:value="476" calcext:value-type="float">
            <text:p>476</text:p>
          </table:table-cell>
          <table:table-cell office:value-type="float" office:value="0.0939" calcext:value-type="float">
            <text:p>0.093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8" calcext:value-type="float">
            <text:p>5068</text:p>
          </table:table-cell>
          <table:table-cell office:value-type="float" office:value="476" calcext:value-type="float">
            <text:p>476</text:p>
          </table:table-cell>
          <table:table-cell office:value-type="float" office:value="0.0939" calcext:value-type="float">
            <text:p>0.0939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203" calcext:value-type="float">
            <text:p>49203</text:p>
          </table:table-cell>
          <table:table-cell office:value-type="float" office:value="4651" calcext:value-type="float">
            <text:p>4651</text:p>
          </table:table-cell>
          <table:table-cell office:value-type="float" office:value="0.0945" calcext:value-type="float">
            <text:p>0.0945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4" calcext:value-type="float">
            <text:p>5964</text:p>
          </table:table-cell>
          <table:table-cell office:value-type="float" office:value="564" calcext:value-type="float">
            <text:p>564</text:p>
          </table:table-cell>
          <table:table-cell office:value-type="float" office:value="0.0946" calcext:value-type="float">
            <text:p>0.0946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0" calcext:value-type="float">
            <text:p>9240</text:p>
          </table:table-cell>
          <table:table-cell office:value-type="float" office:value="876" calcext:value-type="float">
            <text:p>876</text:p>
          </table:table-cell>
          <table:table-cell office:value-type="float" office:value="0.0948" calcext:value-type="float">
            <text:p>0.094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80" calcext:value-type="float">
            <text:p>9180</text:p>
          </table:table-cell>
          <table:table-cell office:value-type="float" office:value="876" calcext:value-type="float">
            <text:p>876</text:p>
          </table:table-cell>
          <table:table-cell office:value-type="float" office:value="0.0954" calcext:value-type="float">
            <text:p>0.095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604" calcext:value-type="float">
            <text:p>75604</text:p>
          </table:table-cell>
          <table:table-cell office:value-type="float" office:value="7248" calcext:value-type="float">
            <text:p>7248</text:p>
          </table:table-cell>
          <table:table-cell office:value-type="float" office:value="0.0959" calcext:value-type="float">
            <text:p>0.095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604" calcext:value-type="float">
            <text:p>75604</text:p>
          </table:table-cell>
          <table:table-cell office:value-type="float" office:value="7254" calcext:value-type="float">
            <text:p>7254</text:p>
          </table:table-cell>
          <table:table-cell office:value-type="float" office:value="0.0959" calcext:value-type="float">
            <text:p>0.0959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72" calcext:value-type="float">
            <text:p>28672</text:p>
          </table:table-cell>
          <table:table-cell office:value-type="float" office:value="2810" calcext:value-type="float">
            <text:p>2810</text:p>
          </table:table-cell>
          <table:table-cell office:value-type="float" office:value="0.098" calcext:value-type="float">
            <text:p>0.09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60" calcext:value-type="float">
            <text:p>78860</text:p>
          </table:table-cell>
          <table:table-cell office:value-type="float" office:value="7756" calcext:value-type="float">
            <text:p>7756</text:p>
          </table:table-cell>
          <table:table-cell office:value-type="float" office:value="0.0984" calcext:value-type="float">
            <text:p>0.098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32" calcext:value-type="float">
            <text:p>3332</text:p>
          </table:table-cell>
          <table:table-cell office:value-type="float" office:value="332" calcext:value-type="float">
            <text:p>332</text:p>
          </table:table-cell>
          <table:table-cell office:value-type="float" office:value="0.0996" calcext:value-type="float">
            <text:p>0.0996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2" calcext:value-type="float">
            <text:p>3312</text:p>
          </table:table-cell>
          <table:table-cell office:value-type="float" office:value="332" calcext:value-type="float">
            <text:p>332</text:p>
          </table:table-cell>
          <table:table-cell office:value-type="float" office:value="0.1002" calcext:value-type="float">
            <text:p>0.1002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100" calcext:value-type="float">
            <text:p>74100</text:p>
          </table:table-cell>
          <table:table-cell office:value-type="float" office:value="7508" calcext:value-type="float">
            <text:p>7508</text:p>
          </table:table-cell>
          <table:table-cell office:value-type="float" office:value="0.1013" calcext:value-type="float">
            <text:p>0.1013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6188" calcext:value-type="float">
            <text:p>26188</text:p>
          </table:table-cell>
          <table:table-cell office:value-type="float" office:value="2658" calcext:value-type="float">
            <text:p>2658</text:p>
          </table:table-cell>
          <table:table-cell office:value-type="float" office:value="0.1015" calcext:value-type="float">
            <text:p>0.1015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35" calcext:value-type="float">
            <text:p>11835</text:p>
          </table:table-cell>
          <table:table-cell office:value-type="float" office:value="1205" calcext:value-type="float">
            <text:p>1205</text:p>
          </table:table-cell>
          <table:table-cell office:value-type="float" office:value="0.1018" calcext:value-type="float">
            <text:p>0.1018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40" calcext:value-type="float">
            <text:p>18840</text:p>
          </table:table-cell>
          <table:table-cell office:value-type="float" office:value="1948" calcext:value-type="float">
            <text:p>1948</text:p>
          </table:table-cell>
          <table:table-cell office:value-type="float" office:value="0.1034" calcext:value-type="float">
            <text:p>0.103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96" calcext:value-type="float">
            <text:p>41396</text:p>
          </table:table-cell>
          <table:table-cell office:value-type="float" office:value="4288" calcext:value-type="float">
            <text:p>4288</text:p>
          </table:table-cell>
          <table:table-cell office:value-type="float" office:value="0.1036" calcext:value-type="float">
            <text:p>0.1036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270" calcext:value-type="float">
            <text:p>14270</text:p>
          </table:table-cell>
          <table:table-cell office:value-type="float" office:value="1488" calcext:value-type="float">
            <text:p>1488</text:p>
          </table:table-cell>
          <table:table-cell office:value-type="float" office:value="0.1043" calcext:value-type="float">
            <text:p>0.1043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40" calcext:value-type="float">
            <text:p>55140</text:p>
          </table:table-cell>
          <table:table-cell office:value-type="float" office:value="5814" calcext:value-type="float">
            <text:p>5814</text:p>
          </table:table-cell>
          <table:table-cell office:value-type="float" office:value="0.1054" calcext:value-type="float">
            <text:p>0.1054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40" calcext:value-type="float">
            <text:p>55140</text:p>
          </table:table-cell>
          <table:table-cell office:value-type="float" office:value="5814" calcext:value-type="float">
            <text:p>5814</text:p>
          </table:table-cell>
          <table:table-cell office:value-type="float" office:value="0.1054" calcext:value-type="float">
            <text:p>0.1054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205" calcext:value-type="float">
            <text:p>52205</text:p>
          </table:table-cell>
          <table:table-cell office:value-type="float" office:value="5509" calcext:value-type="float">
            <text:p>5509</text:p>
          </table:table-cell>
          <table:table-cell office:value-type="float" office:value="0.1055" calcext:value-type="float">
            <text:p>0.1055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84" calcext:value-type="float">
            <text:p>9484</text:p>
          </table:table-cell>
          <table:table-cell office:value-type="float" office:value="1010" calcext:value-type="float">
            <text:p>1010</text:p>
          </table:table-cell>
          <table:table-cell office:value-type="float" office:value="0.1065" calcext:value-type="float">
            <text:p>0.1065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900" calcext:value-type="float">
            <text:p>72900</text:p>
          </table:table-cell>
          <table:table-cell office:value-type="float" office:value="7774" calcext:value-type="float">
            <text:p>7774</text:p>
          </table:table-cell>
          <table:table-cell office:value-type="float" office:value="0.1066" calcext:value-type="float">
            <text:p>0.1066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754" calcext:value-type="float">
            <text:p>39754</text:p>
          </table:table-cell>
          <table:table-cell office:value-type="float" office:value="4242" calcext:value-type="float">
            <text:p>4242</text:p>
          </table:table-cell>
          <table:table-cell office:value-type="float" office:value="0.1067" calcext:value-type="float">
            <text:p>0.106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170" calcext:value-type="float">
            <text:p>8170</text:p>
          </table:table-cell>
          <table:table-cell office:value-type="float" office:value="876" calcext:value-type="float">
            <text:p>876</text:p>
          </table:table-cell>
          <table:table-cell office:value-type="float" office:value="0.1072" calcext:value-type="float">
            <text:p>0.1072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98" calcext:value-type="float">
            <text:p>11798</text:p>
          </table:table-cell>
          <table:table-cell office:value-type="float" office:value="1268" calcext:value-type="float">
            <text:p>1268</text:p>
          </table:table-cell>
          <table:table-cell office:value-type="float" office:value="0.1075" calcext:value-type="float">
            <text:p>0.1075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22" calcext:value-type="float">
            <text:p>14122</text:p>
          </table:table-cell>
          <table:table-cell office:value-type="float" office:value="1520" calcext:value-type="float">
            <text:p>1520</text:p>
          </table:table-cell>
          <table:table-cell office:value-type="float" office:value="0.1076" calcext:value-type="float">
            <text:p>0.1076</text:p>
          </table:table-cell>
          <table:table-cell/>
        </table:table-row>
        <table:table-row table:style-name="ro1">
          <table:table-cell office:value-type="string" calcext:value-type="string">
            <text:p>crypto-sha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790" calcext:value-type="float">
            <text:p>40790</text:p>
          </table:table-cell>
          <table:table-cell office:value-type="float" office:value="4412" calcext:value-type="float">
            <text:p>4412</text:p>
          </table:table-cell>
          <table:table-cell office:value-type="float" office:value="0.1082" calcext:value-type="float">
            <text:p>0.1082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729" calcext:value-type="float">
            <text:p>51729</text:p>
          </table:table-cell>
          <table:table-cell office:value-type="float" office:value="5605" calcext:value-type="float">
            <text:p>5605</text:p>
          </table:table-cell>
          <table:table-cell office:value-type="float" office:value="0.1084" calcext:value-type="float">
            <text:p>0.108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76" calcext:value-type="float">
            <text:p>2376</text:p>
          </table:table-cell>
          <table:table-cell office:value-type="float" office:value="258" calcext:value-type="float">
            <text:p>258</text:p>
          </table:table-cell>
          <table:table-cell office:value-type="float" office:value="0.1086" calcext:value-type="float">
            <text:p>0.1086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80" calcext:value-type="float">
            <text:p>4680</text:p>
          </table:table-cell>
          <table:table-cell office:value-type="float" office:value="510" calcext:value-type="float">
            <text:p>510</text:p>
          </table:table-cell>
          <table:table-cell office:value-type="float" office:value="0.109" calcext:value-type="float">
            <text:p>0.109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06" calcext:value-type="float">
            <text:p>3206</text:p>
          </table:table-cell>
          <table:table-cell office:value-type="float" office:value="350" calcext:value-type="float">
            <text:p>350</text:p>
          </table:table-cell>
          <table:table-cell office:value-type="float" office:value="0.1092" calcext:value-type="float">
            <text:p>0.1092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32" calcext:value-type="float">
            <text:p>4932</text:p>
          </table:table-cell>
          <table:table-cell office:value-type="float" office:value="546" calcext:value-type="float">
            <text:p>546</text:p>
          </table:table-cell>
          <table:table-cell office:value-type="float" office:value="0.1107" calcext:value-type="float">
            <text:p>0.110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2" calcext:value-type="float">
            <text:p>3472</text:p>
          </table:table-cell>
          <table:table-cell office:value-type="float" office:value="386" calcext:value-type="float">
            <text:p>386</text:p>
          </table:table-cell>
          <table:table-cell office:value-type="float" office:value="0.1112" calcext:value-type="float">
            <text:p>0.1112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6" calcext:value-type="float">
            <text:p>3496</text:p>
          </table:table-cell>
          <table:table-cell office:value-type="float" office:value="390" calcext:value-type="float">
            <text:p>390</text:p>
          </table:table-cell>
          <table:table-cell office:value-type="float" office:value="0.1116" calcext:value-type="float">
            <text:p>0.1116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232" calcext:value-type="float">
            <text:p>77232</text:p>
          </table:table-cell>
          <table:table-cell office:value-type="float" office:value="8624" calcext:value-type="float">
            <text:p>8624</text:p>
          </table:table-cell>
          <table:table-cell office:value-type="float" office:value="0.1117" calcext:value-type="float">
            <text:p>0.111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357" calcext:value-type="float">
            <text:p>37357</text:p>
          </table:table-cell>
          <table:table-cell office:value-type="float" office:value="4191" calcext:value-type="float">
            <text:p>4191</text:p>
          </table:table-cell>
          <table:table-cell office:value-type="float" office:value="0.1122" calcext:value-type="float">
            <text:p>0.1122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38" calcext:value-type="float">
            <text:p>38638</text:p>
          </table:table-cell>
          <table:table-cell office:value-type="float" office:value="4366" calcext:value-type="float">
            <text:p>4366</text:p>
          </table:table-cell>
          <table:table-cell office:value-type="float" office:value="0.113" calcext:value-type="float">
            <text:p>0.113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36" calcext:value-type="float">
            <text:p>7236</text:p>
          </table:table-cell>
          <table:table-cell office:value-type="float" office:value="830" calcext:value-type="float">
            <text:p>830</text:p>
          </table:table-cell>
          <table:table-cell office:value-type="float" office:value="0.1147" calcext:value-type="float">
            <text:p>0.1147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44" calcext:value-type="float">
            <text:p>7044</text:p>
          </table:table-cell>
          <table:table-cell office:value-type="float" office:value="828" calcext:value-type="float">
            <text:p>828</text:p>
          </table:table-cell>
          <table:table-cell office:value-type="float" office:value="0.1175" calcext:value-type="float">
            <text:p>0.1175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4" calcext:value-type="float">
            <text:p>7044</text:p>
          </table:table-cell>
          <table:table-cell office:value-type="float" office:value="828" calcext:value-type="float">
            <text:p>828</text:p>
          </table:table-cell>
          <table:table-cell office:value-type="float" office:value="0.1175" calcext:value-type="float">
            <text:p>0.1175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876" calcext:value-type="float">
            <text:p>876</text:p>
          </table:table-cell>
          <table:table-cell office:value-type="float" office:value="0.1181" calcext:value-type="float">
            <text:p>0.118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48" calcext:value-type="float">
            <text:p>4148</text:p>
          </table:table-cell>
          <table:table-cell office:value-type="float" office:value="490" calcext:value-type="float">
            <text:p>490</text:p>
          </table:table-cell>
          <table:table-cell office:value-type="float" office:value="0.1181" calcext:value-type="float">
            <text:p>0.1181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76" calcext:value-type="float">
            <text:p>8776</text:p>
          </table:table-cell>
          <table:table-cell office:value-type="float" office:value="1048" calcext:value-type="float">
            <text:p>1048</text:p>
          </table:table-cell>
          <table:table-cell office:value-type="float" office:value="0.1194" calcext:value-type="float">
            <text:p>0.1194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899" calcext:value-type="float">
            <text:p>48899</text:p>
          </table:table-cell>
          <table:table-cell office:value-type="float" office:value="5925" calcext:value-type="float">
            <text:p>5925</text:p>
          </table:table-cell>
          <table:table-cell office:value-type="float" office:value="0.1212" calcext:value-type="float">
            <text:p>0.1212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504" calcext:value-type="float">
            <text:p>59504</text:p>
          </table:table-cell>
          <table:table-cell office:value-type="float" office:value="7254" calcext:value-type="float">
            <text:p>7254</text:p>
          </table:table-cell>
          <table:table-cell office:value-type="float" office:value="0.1219" calcext:value-type="float">
            <text:p>0.121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51" calcext:value-type="float">
            <text:p>41051</text:p>
          </table:table-cell>
          <table:table-cell office:value-type="float" office:value="5005" calcext:value-type="float">
            <text:p>5005</text:p>
          </table:table-cell>
          <table:table-cell office:value-type="float" office:value="0.1219" calcext:value-type="float">
            <text:p>0.121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96" calcext:value-type="float">
            <text:p>11596</text:p>
          </table:table-cell>
          <table:table-cell office:value-type="float" office:value="1422" calcext:value-type="float">
            <text:p>1422</text:p>
          </table:table-cell>
          <table:table-cell office:value-type="float" office:value="0.1226" calcext:value-type="float">
            <text:p>0.1226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04" calcext:value-type="float">
            <text:p>59504</text:p>
          </table:table-cell>
          <table:table-cell office:value-type="float" office:value="7310" calcext:value-type="float">
            <text:p>7310</text:p>
          </table:table-cell>
          <table:table-cell office:value-type="float" office:value="0.1228" calcext:value-type="float">
            <text:p>0.122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2" calcext:value-type="float">
            <text:p>4132</text:p>
          </table:table-cell>
          <table:table-cell office:value-type="float" office:value="512" calcext:value-type="float">
            <text:p>512</text:p>
          </table:table-cell>
          <table:table-cell office:value-type="float" office:value="0.1239" calcext:value-type="float">
            <text:p>0.1239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89" calcext:value-type="float">
            <text:p>49089</text:p>
          </table:table-cell>
          <table:table-cell office:value-type="float" office:value="6101" calcext:value-type="float">
            <text:p>6101</text:p>
          </table:table-cell>
          <table:table-cell office:value-type="float" office:value="0.1243" calcext:value-type="float">
            <text:p>0.124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84" calcext:value-type="float">
            <text:p>15384</text:p>
          </table:table-cell>
          <table:table-cell office:value-type="float" office:value="1922" calcext:value-type="float">
            <text:p>1922</text:p>
          </table:table-cell>
          <table:table-cell office:value-type="float" office:value="0.1249" calcext:value-type="float">
            <text:p>0.124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853" calcext:value-type="float">
            <text:p>38853</text:p>
          </table:table-cell>
          <table:table-cell office:value-type="float" office:value="4859" calcext:value-type="float">
            <text:p>4859</text:p>
          </table:table-cell>
          <table:table-cell office:value-type="float" office:value="0.1251" calcext:value-type="float">
            <text:p>0.125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92" calcext:value-type="float">
            <text:p>4892</text:p>
          </table:table-cell>
          <table:table-cell office:value-type="float" office:value="612" calcext:value-type="float">
            <text:p>612</text:p>
          </table:table-cell>
          <table:table-cell office:value-type="float" office:value="0.1251" calcext:value-type="float">
            <text:p>0.1251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642" calcext:value-type="float">
            <text:p>44642</text:p>
          </table:table-cell>
          <table:table-cell office:value-type="float" office:value="5746" calcext:value-type="float">
            <text:p>5746</text:p>
          </table:table-cell>
          <table:table-cell office:value-type="float" office:value="0.1287" calcext:value-type="float">
            <text:p>0.1287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642" calcext:value-type="float">
            <text:p>44642</text:p>
          </table:table-cell>
          <table:table-cell office:value-type="float" office:value="5746" calcext:value-type="float">
            <text:p>5746</text:p>
          </table:table-cell>
          <table:table-cell office:value-type="float" office:value="0.1287" calcext:value-type="float">
            <text:p>0.128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32" calcext:value-type="float">
            <text:p>11732</text:p>
          </table:table-cell>
          <table:table-cell office:value-type="float" office:value="1514" calcext:value-type="float">
            <text:p>1514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09" calcext:value-type="float">
            <text:p>101009</text:p>
          </table:table-cell>
          <table:table-cell office:value-type="float" office:value="13127" calcext:value-type="float">
            <text:p>13127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822" calcext:value-type="float">
            <text:p>129822</text:p>
          </table:table-cell>
          <table:table-cell office:value-type="float" office:value="17150" calcext:value-type="float">
            <text:p>17150</text:p>
          </table:table-cell>
          <table:table-cell office:value-type="float" office:value="0.1321" calcext:value-type="float">
            <text:p>0.132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8" calcext:value-type="float">
            <text:p>9068</text:p>
          </table:table-cell>
          <table:table-cell office:value-type="float" office:value="1204" calcext:value-type="float">
            <text:p>1204</text:p>
          </table:table-cell>
          <table:table-cell office:value-type="float" office:value="0.1328" calcext:value-type="float">
            <text:p>0.132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070" calcext:value-type="float">
            <text:p>11070</text:p>
          </table:table-cell>
          <table:table-cell office:value-type="float" office:value="1482" calcext:value-type="float">
            <text:p>1482</text:p>
          </table:table-cell>
          <table:table-cell office:value-type="float" office:value="0.1339" calcext:value-type="float">
            <text:p>0.133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388" calcext:value-type="float">
            <text:p>388</text:p>
          </table:table-cell>
          <table:table-cell office:value-type="float" office:value="0.134" calcext:value-type="float">
            <text:p>0.13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8629" calcext:value-type="float">
            <text:p>88629</text:p>
          </table:table-cell>
          <table:table-cell office:value-type="float" office:value="11923" calcext:value-type="float">
            <text:p>11923</text:p>
          </table:table-cell>
          <table:table-cell office:value-type="float" office:value="0.1345" calcext:value-type="float">
            <text:p>0.1345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436" calcext:value-type="float">
            <text:p>76436</text:p>
          </table:table-cell>
          <table:table-cell office:value-type="float" office:value="10374" calcext:value-type="float">
            <text:p>10374</text:p>
          </table:table-cell>
          <table:table-cell office:value-type="float" office:value="0.1357" calcext:value-type="float">
            <text:p>0.135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478" calcext:value-type="float">
            <text:p>13478</text:p>
          </table:table-cell>
          <table:table-cell office:value-type="float" office:value="1834" calcext:value-type="float">
            <text:p>1834</text:p>
          </table:table-cell>
          <table:table-cell office:value-type="float" office:value="0.1361" calcext:value-type="float">
            <text:p>0.1361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751" calcext:value-type="float">
            <text:p>101751</text:p>
          </table:table-cell>
          <table:table-cell office:value-type="float" office:value="14417" calcext:value-type="float">
            <text:p>14417</text:p>
          </table:table-cell>
          <table:table-cell office:value-type="float" office:value="0.1417" calcext:value-type="float">
            <text:p>0.141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88" calcext:value-type="float">
            <text:p>9588</text:p>
          </table:table-cell>
          <table:table-cell office:value-type="float" office:value="1362" calcext:value-type="float">
            <text:p>1362</text:p>
          </table:table-cell>
          <table:table-cell office:value-type="float" office:value="0.1421" calcext:value-type="float">
            <text:p>0.1421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68" calcext:value-type="float">
            <text:p>77268</text:p>
          </table:table-cell>
          <table:table-cell office:value-type="float" office:value="11006" calcext:value-type="float">
            <text:p>11006</text:p>
          </table:table-cell>
          <table:table-cell office:value-type="float" office:value="0.1424" calcext:value-type="float">
            <text:p>0.142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24" calcext:value-type="float">
            <text:p>11724</text:p>
          </table:table-cell>
          <table:table-cell office:value-type="float" office:value="1694" calcext:value-type="float">
            <text:p>1694</text:p>
          </table:table-cell>
          <table:table-cell office:value-type="float" office:value="0.1445" calcext:value-type="float">
            <text:p>0.1445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2" calcext:value-type="float">
            <text:p>13582</text:p>
          </table:table-cell>
          <table:table-cell office:value-type="float" office:value="1974" calcext:value-type="float">
            <text:p>1974</text:p>
          </table:table-cell>
          <table:table-cell office:value-type="float" office:value="0.1453" calcext:value-type="float">
            <text:p>0.145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28" calcext:value-type="float">
            <text:p>11828</text:p>
          </table:table-cell>
          <table:table-cell office:value-type="float" office:value="1730" calcext:value-type="float">
            <text:p>1730</text:p>
          </table:table-cell>
          <table:table-cell office:value-type="float" office:value="0.1463" calcext:value-type="float">
            <text:p>0.1463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24" calcext:value-type="float">
            <text:p>18024</text:p>
          </table:table-cell>
          <table:table-cell office:value-type="float" office:value="2656" calcext:value-type="float">
            <text:p>2656</text:p>
          </table:table-cell>
          <table:table-cell office:value-type="float" office:value="0.1474" calcext:value-type="float">
            <text:p>0.147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24" calcext:value-type="float">
            <text:p>18024</text:p>
          </table:table-cell>
          <table:table-cell office:value-type="float" office:value="2656" calcext:value-type="float">
            <text:p>2656</text:p>
          </table:table-cell>
          <table:table-cell office:value-type="float" office:value="0.1474" calcext:value-type="float">
            <text:p>0.1474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92" calcext:value-type="float">
            <text:p>4692</text:p>
          </table:table-cell>
          <table:table-cell office:value-type="float" office:value="692" calcext:value-type="float">
            <text:p>692</text:p>
          </table:table-cell>
          <table:table-cell office:value-type="float" office:value="0.1475" calcext:value-type="float">
            <text:p>0.1475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96" calcext:value-type="float">
            <text:p>18496</text:p>
          </table:table-cell>
          <table:table-cell office:value-type="float" office:value="2742" calcext:value-type="float">
            <text:p>2742</text:p>
          </table:table-cell>
          <table:table-cell office:value-type="float" office:value="0.1482" calcext:value-type="float">
            <text:p>0.1482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42" calcext:value-type="float">
            <text:p>11742</text:p>
          </table:table-cell>
          <table:table-cell office:value-type="float" office:value="1740" calcext:value-type="float">
            <text:p>1740</text:p>
          </table:table-cell>
          <table:table-cell office:value-type="float" office:value="0.1482" calcext:value-type="float">
            <text:p>0.1482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8" calcext:value-type="float">
            <text:p>5488</text:p>
          </table:table-cell>
          <table:table-cell office:value-type="float" office:value="816" calcext:value-type="float">
            <text:p>816</text:p>
          </table:table-cell>
          <table:table-cell office:value-type="float" office:value="0.1487" calcext:value-type="float">
            <text:p>0.148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149" calcext:value-type="float">
            <text:p>100149</text:p>
          </table:table-cell>
          <table:table-cell office:value-type="float" office:value="14913" calcext:value-type="float">
            <text:p>14913</text:p>
          </table:table-cell>
          <table:table-cell office:value-type="float" office:value="0.1489" calcext:value-type="float">
            <text:p>0.148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4" calcext:value-type="float">
            <text:p>6024</text:p>
          </table:table-cell>
          <table:table-cell office:value-type="float" office:value="900" calcext:value-type="float">
            <text:p>900</text:p>
          </table:table-cell>
          <table:table-cell office:value-type="float" office:value="0.1494" calcext:value-type="float">
            <text:p>0.149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28" calcext:value-type="float">
            <text:p>78028</text:p>
          </table:table-cell>
          <table:table-cell office:value-type="float" office:value="11810" calcext:value-type="float">
            <text:p>11810</text:p>
          </table:table-cell>
          <table:table-cell office:value-type="float" office:value="0.1514" calcext:value-type="float">
            <text:p>0.1514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8" calcext:value-type="float">
            <text:p>3068</text:p>
          </table:table-cell>
          <table:table-cell office:value-type="float" office:value="470" calcext:value-type="float">
            <text:p>470</text:p>
          </table:table-cell>
          <table:table-cell office:value-type="float" office:value="0.1532" calcext:value-type="float">
            <text:p>0.153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2" calcext:value-type="float">
            <text:p>2922</text:p>
          </table:table-cell>
          <table:table-cell office:value-type="float" office:value="448" calcext:value-type="float">
            <text:p>448</text:p>
          </table:table-cell>
          <table:table-cell office:value-type="float" office:value="0.1533" calcext:value-type="float">
            <text:p>0.1533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256" calcext:value-type="float">
            <text:p>77256</text:p>
          </table:table-cell>
          <table:table-cell office:value-type="float" office:value="11880" calcext:value-type="float">
            <text:p>11880</text:p>
          </table:table-cell>
          <table:table-cell office:value-type="float" office:value="0.1538" calcext:value-type="float">
            <text:p>0.1538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56" calcext:value-type="float">
            <text:p>9356</text:p>
          </table:table-cell>
          <table:table-cell office:value-type="float" office:value="1440" calcext:value-type="float">
            <text:p>1440</text:p>
          </table:table-cell>
          <table:table-cell office:value-type="float" office:value="0.1539" calcext:value-type="float">
            <text:p>0.153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458" calcext:value-type="float">
            <text:p>458</text:p>
          </table:table-cell>
          <table:table-cell office:value-type="float" office:value="0.1549" calcext:value-type="float">
            <text:p>0.154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08" calcext:value-type="float">
            <text:p>14208</text:p>
          </table:table-cell>
          <table:table-cell office:value-type="float" office:value="2272" calcext:value-type="float">
            <text:p>2272</text:p>
          </table:table-cell>
          <table:table-cell office:value-type="float" office:value="0.1599" calcext:value-type="float">
            <text:p>0.1599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450" calcext:value-type="float">
            <text:p>10450</text:p>
          </table:table-cell>
          <table:table-cell office:value-type="float" office:value="1674" calcext:value-type="float">
            <text:p>1674</text:p>
          </table:table-cell>
          <table:table-cell office:value-type="float" office:value="0.1602" calcext:value-type="float">
            <text:p>0.1602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2" calcext:value-type="float">
            <text:p>10072</text:p>
          </table:table-cell>
          <table:table-cell office:value-type="float" office:value="1616" calcext:value-type="float">
            <text:p>1616</text:p>
          </table:table-cell>
          <table:table-cell office:value-type="float" office:value="0.1604" calcext:value-type="float">
            <text:p>0.160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501" calcext:value-type="float">
            <text:p>93501</text:p>
          </table:table-cell>
          <table:table-cell office:value-type="float" office:value="15115" calcext:value-type="float">
            <text:p>15115</text:p>
          </table:table-cell>
          <table:table-cell office:value-type="float" office:value="0.1617" calcext:value-type="float">
            <text:p>0.161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765" calcext:value-type="float">
            <text:p>38765</text:p>
          </table:table-cell>
          <table:table-cell office:value-type="float" office:value="6311" calcext:value-type="float">
            <text:p>6311</text:p>
          </table:table-cell>
          <table:table-cell office:value-type="float" office:value="0.1628" calcext:value-type="float">
            <text:p>0.162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166" calcext:value-type="float">
            <text:p>78166</text:p>
          </table:table-cell>
          <table:table-cell office:value-type="float" office:value="12792" calcext:value-type="float">
            <text:p>12792</text:p>
          </table:table-cell>
          <table:table-cell office:value-type="float" office:value="0.1637" calcext:value-type="float">
            <text:p>0.163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68" calcext:value-type="float">
            <text:p>61168</text:p>
          </table:table-cell>
          <table:table-cell office:value-type="float" office:value="10048" calcext:value-type="float">
            <text:p>10048</text:p>
          </table:table-cell>
          <table:table-cell office:value-type="float" office:value="0.1643" calcext:value-type="float">
            <text:p>0.164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68" calcext:value-type="float">
            <text:p>15268</text:p>
          </table:table-cell>
          <table:table-cell office:value-type="float" office:value="2514" calcext:value-type="float">
            <text:p>2514</text:p>
          </table:table-cell>
          <table:table-cell office:value-type="float" office:value="0.1647" calcext:value-type="float">
            <text:p>0.1647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442" calcext:value-type="float">
            <text:p>92442</text:p>
          </table:table-cell>
          <table:table-cell office:value-type="float" office:value="15246" calcext:value-type="float">
            <text:p>15246</text:p>
          </table:table-cell>
          <table:table-cell office:value-type="float" office:value="0.1649" calcext:value-type="float">
            <text:p>0.1649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26" calcext:value-type="float">
            <text:p>13226</text:p>
          </table:table-cell>
          <table:table-cell office:value-type="float" office:value="2184" calcext:value-type="float">
            <text:p>2184</text:p>
          </table:table-cell>
          <table:table-cell office:value-type="float" office:value="0.1651" calcext:value-type="float">
            <text:p>0.1651</text:p>
          </table:table-cell>
          <table:table-cell/>
        </table:table-row>
        <table:table-row table:style-name="ro1">
          <table:table-cell office:value-type="string" calcext:value-type="string">
            <text:p>date-format-toft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26" calcext:value-type="float">
            <text:p>13226</text:p>
          </table:table-cell>
          <table:table-cell office:value-type="float" office:value="2184" calcext:value-type="float">
            <text:p>2184</text:p>
          </table:table-cell>
          <table:table-cell office:value-type="float" office:value="0.1651" calcext:value-type="float">
            <text:p>0.1651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14" calcext:value-type="float">
            <text:p>11914</text:p>
          </table:table-cell>
          <table:table-cell office:value-type="float" office:value="1970" calcext:value-type="float">
            <text:p>1970</text:p>
          </table:table-cell>
          <table:table-cell office:value-type="float" office:value="0.1654" calcext:value-type="float">
            <text:p>0.1654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8" calcext:value-type="float">
            <text:p>7248</text:p>
          </table:table-cell>
          <table:table-cell office:value-type="float" office:value="1206" calcext:value-type="float">
            <text:p>1206</text:p>
          </table:table-cell>
          <table:table-cell office:value-type="float" office:value="0.1664" calcext:value-type="float">
            <text:p>0.1664</text:p>
          </table:table-cell>
          <table:table-cell/>
        </table:table-row>
        <table:table-row table:style-name="ro1">
          <table:table-cell office:value-type="string" calcext:value-type="string">
            <text:p>3d-cub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977" calcext:value-type="float">
            <text:p>92977</text:p>
          </table:table-cell>
          <table:table-cell office:value-type="float" office:value="15499" calcext:value-type="float">
            <text:p>15499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86" calcext:value-type="float">
            <text:p>2886</text:p>
          </table:table-cell>
          <table:table-cell office:value-type="float" office:value="482" calcext:value-type="float">
            <text:p>482</text:p>
          </table:table-cell>
          <table:table-cell office:value-type="float" office:value="0.167" calcext:value-type="float">
            <text:p>0.16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8" calcext:value-type="float">
            <text:p>6608</text:p>
          </table:table-cell>
          <table:table-cell office:value-type="float" office:value="1110" calcext:value-type="float">
            <text:p>1110</text:p>
          </table:table-cell>
          <table:table-cell office:value-type="float" office:value="0.168" calcext:value-type="float">
            <text:p>0.16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326" calcext:value-type="float">
            <text:p>98326</text:p>
          </table:table-cell>
          <table:table-cell office:value-type="float" office:value="16720" calcext:value-type="float">
            <text:p>16720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38" calcext:value-type="float">
            <text:p>9138</text:p>
          </table:table-cell>
          <table:table-cell office:value-type="float" office:value="1564" calcext:value-type="float">
            <text:p>1564</text:p>
          </table:table-cell>
          <table:table-cell office:value-type="float" office:value="0.1712" calcext:value-type="float">
            <text:p>0.1712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492" calcext:value-type="float">
            <text:p>492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492" calcext:value-type="float">
            <text:p>492</text:p>
          </table:table-cell>
          <table:table-cell office:value-type="float" office:value="0.174" calcext:value-type="float">
            <text:p>0.174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12" calcext:value-type="float">
            <text:p>8712</text:p>
          </table:table-cell>
          <table:table-cell office:value-type="float" office:value="1528" calcext:value-type="float">
            <text:p>1528</text:p>
          </table:table-cell>
          <table:table-cell office:value-type="float" office:value="0.1754" calcext:value-type="float">
            <text:p>0.1754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382" calcext:value-type="float">
            <text:p>100382</text:p>
          </table:table-cell>
          <table:table-cell office:value-type="float" office:value="18044" calcext:value-type="float">
            <text:p>18044</text:p>
          </table:table-cell>
          <table:table-cell office:value-type="float" office:value="0.1798" calcext:value-type="float">
            <text:p>0.1798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86" calcext:value-type="float">
            <text:p>8086</text:p>
          </table:table-cell>
          <table:table-cell office:value-type="float" office:value="1458" calcext:value-type="float">
            <text:p>1458</text:p>
          </table:table-cell>
          <table:table-cell office:value-type="float" office:value="0.1803" calcext:value-type="float">
            <text:p>0.1803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00" calcext:value-type="float">
            <text:p>15500</text:p>
          </table:table-cell>
          <table:table-cell office:value-type="float" office:value="2844" calcext:value-type="float">
            <text:p>2844</text:p>
          </table:table-cell>
          <table:table-cell office:value-type="float" office:value="0.1835" calcext:value-type="float">
            <text:p>0.1835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414" calcext:value-type="float">
            <text:p>99414</text:p>
          </table:table-cell>
          <table:table-cell office:value-type="float" office:value="18522" calcext:value-type="float">
            <text:p>18522</text:p>
          </table:table-cell>
          <table:table-cell office:value-type="float" office:value="0.1863" calcext:value-type="float">
            <text:p>0.186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747" calcext:value-type="float">
            <text:p>107747</text:p>
          </table:table-cell>
          <table:table-cell office:value-type="float" office:value="20153" calcext:value-type="float">
            <text:p>20153</text:p>
          </table:table-cell>
          <table:table-cell office:value-type="float" office:value="0.187" calcext:value-type="float">
            <text:p>0.187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36" calcext:value-type="float">
            <text:p>6736</text:p>
          </table:table-cell>
          <table:table-cell office:value-type="float" office:value="1272" calcext:value-type="float">
            <text:p>1272</text:p>
          </table:table-cell>
          <table:table-cell office:value-type="float" office:value="0.1888" calcext:value-type="float">
            <text:p>0.188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13899" calcext:value-type="float">
            <text:p>113899</text:p>
          </table:table-cell>
          <table:table-cell office:value-type="float" office:value="21651" calcext:value-type="float">
            <text:p>21651</text:p>
          </table:table-cell>
          <table:table-cell office:value-type="float" office:value="0.1901" calcext:value-type="float">
            <text:p>0.1901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64" calcext:value-type="float">
            <text:p>11964</text:p>
          </table:table-cell>
          <table:table-cell office:value-type="float" office:value="2282" calcext:value-type="float">
            <text:p>2282</text:p>
          </table:table-cell>
          <table:table-cell office:value-type="float" office:value="0.1907" calcext:value-type="float">
            <text:p>0.190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60" calcext:value-type="float">
            <text:p>11460</text:p>
          </table:table-cell>
          <table:table-cell office:value-type="float" office:value="2196" calcext:value-type="float">
            <text:p>2196</text:p>
          </table:table-cell>
          <table:table-cell office:value-type="float" office:value="0.1916" calcext:value-type="float">
            <text:p>0.1916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60" calcext:value-type="float">
            <text:p>11460</text:p>
          </table:table-cell>
          <table:table-cell office:value-type="float" office:value="2196" calcext:value-type="float">
            <text:p>2196</text:p>
          </table:table-cell>
          <table:table-cell office:value-type="float" office:value="0.1916" calcext:value-type="float">
            <text:p>0.1916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56" calcext:value-type="float">
            <text:p>9056</text:p>
          </table:table-cell>
          <table:table-cell office:value-type="float" office:value="1754" calcext:value-type="float">
            <text:p>1754</text:p>
          </table:table-cell>
          <table:table-cell office:value-type="float" office:value="0.1937" calcext:value-type="float">
            <text:p>0.193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802" calcext:value-type="float">
            <text:p>109802</text:p>
          </table:table-cell>
          <table:table-cell office:value-type="float" office:value="21332" calcext:value-type="float">
            <text:p>21332</text:p>
          </table:table-cell>
          <table:table-cell office:value-type="float" office:value="0.1943" calcext:value-type="float">
            <text:p>0.1943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22" calcext:value-type="float">
            <text:p>80222</text:p>
          </table:table-cell>
          <table:table-cell office:value-type="float" office:value="16040" calcext:value-type="float">
            <text:p>16040</text:p>
          </table:table-cell>
          <table:table-cell office:value-type="float" office:value="0.1999" calcext:value-type="float">
            <text:p>0.1999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58" calcext:value-type="float">
            <text:p>10958</text:p>
          </table:table-cell>
          <table:table-cell office:value-type="float" office:value="2230" calcext:value-type="float">
            <text:p>2230</text:p>
          </table:table-cell>
          <table:table-cell office:value-type="float" office:value="0.2035" calcext:value-type="float">
            <text:p>0.2035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18" calcext:value-type="float">
            <text:p>11018</text:p>
          </table:table-cell>
          <table:table-cell office:value-type="float" office:value="2310" calcext:value-type="float">
            <text:p>2310</text:p>
          </table:table-cell>
          <table:table-cell office:value-type="float" office:value="0.2097" calcext:value-type="float">
            <text:p>0.209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3321" calcext:value-type="float">
            <text:p>93321</text:p>
          </table:table-cell>
          <table:table-cell office:value-type="float" office:value="19577" calcext:value-type="float">
            <text:p>19577</text:p>
          </table:table-cell>
          <table:table-cell office:value-type="float" office:value="0.2098" calcext:value-type="float">
            <text:p>0.2098</text:p>
          </table:table-cell>
          <table:table-cell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66" calcext:value-type="float">
            <text:p>8966</text:p>
          </table:table-cell>
          <table:table-cell office:value-type="float" office:value="1888" calcext:value-type="float">
            <text:p>1888</text:p>
          </table:table-cell>
          <table:table-cell office:value-type="float" office:value="0.2106" calcext:value-type="float">
            <text:p>0.2106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086" calcext:value-type="float">
            <text:p>98086</text:p>
          </table:table-cell>
          <table:table-cell office:value-type="float" office:value="20706" calcext:value-type="float">
            <text:p>20706</text:p>
          </table:table-cell>
          <table:table-cell office:value-type="float" office:value="0.2111" calcext:value-type="float">
            <text:p>0.2111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254" calcext:value-type="float">
            <text:p>79254</text:p>
          </table:table-cell>
          <table:table-cell office:value-type="float" office:value="16784" calcext:value-type="float">
            <text:p>16784</text:p>
          </table:table-cell>
          <table:table-cell office:value-type="float" office:value="0.2118" calcext:value-type="float">
            <text:p>0.211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795" calcext:value-type="float">
            <text:p>128795</text:p>
          </table:table-cell>
          <table:table-cell office:value-type="float" office:value="27501" calcext:value-type="float">
            <text:p>27501</text:p>
          </table:table-cell>
          <table:table-cell office:value-type="float" office:value="0.2135" calcext:value-type="float">
            <text:p>0.2135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851" calcext:value-type="float">
            <text:p>130851</text:p>
          </table:table-cell>
          <table:table-cell office:value-type="float" office:value="27989" calcext:value-type="float">
            <text:p>27989</text:p>
          </table:table-cell>
          <table:table-cell office:value-type="float" office:value="0.2139" calcext:value-type="float">
            <text:p>0.2139</text:p>
          </table:table-cell>
          <table:table-cell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40" calcext:value-type="float">
            <text:p>8840</text:p>
          </table:table-cell>
          <table:table-cell office:value-type="float" office:value="1898" calcext:value-type="float">
            <text:p>1898</text:p>
          </table:table-cell>
          <table:table-cell office:value-type="float" office:value="0.2147" calcext:value-type="float">
            <text:p>0.214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2" calcext:value-type="float">
            <text:p>2862</text:p>
          </table:table-cell>
          <table:table-cell office:value-type="float" office:value="618" calcext:value-type="float">
            <text:p>618</text:p>
          </table:table-cell>
          <table:table-cell office:value-type="float" office:value="0.2159" calcext:value-type="float">
            <text:p>0.2159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872" calcext:value-type="float">
            <text:p>98872</text:p>
          </table:table-cell>
          <table:table-cell office:value-type="float" office:value="21748" calcext:value-type="float">
            <text:p>21748</text:p>
          </table:table-cell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847" calcext:value-type="float">
            <text:p>118847</text:p>
          </table:table-cell>
          <table:table-cell office:value-type="float" office:value="26359" calcext:value-type="float">
            <text:p>26359</text:p>
          </table:table-cell>
          <table:table-cell office:value-type="float" office:value="0.2218" calcext:value-type="float">
            <text:p>0.2218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0183" calcext:value-type="float">
            <text:p>120183</text:p>
          </table:table-cell>
          <table:table-cell office:value-type="float" office:value="27005" calcext:value-type="float">
            <text:p>27005</text:p>
          </table:table-cell>
          <table:table-cell office:value-type="float" office:value="0.2247" calcext:value-type="float">
            <text:p>0.2247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422" calcext:value-type="float">
            <text:p>99422</text:p>
          </table:table-cell>
          <table:table-cell office:value-type="float" office:value="22538" calcext:value-type="float">
            <text:p>22538</text:p>
          </table:table-cell>
          <table:table-cell office:value-type="float" office:value="0.2267" calcext:value-type="float">
            <text:p>0.2267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20" calcext:value-type="float">
            <text:p>9220</text:p>
          </table:table-cell>
          <table:table-cell office:value-type="float" office:value="2138" calcext:value-type="float">
            <text:p>2138</text:p>
          </table:table-cell>
          <table:table-cell office:value-type="float" office:value="0.2319" calcext:value-type="float">
            <text:p>0.2319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20" calcext:value-type="float">
            <text:p>9220</text:p>
          </table:table-cell>
          <table:table-cell office:value-type="float" office:value="2138" calcext:value-type="float">
            <text:p>2138</text:p>
          </table:table-cell>
          <table:table-cell office:value-type="float" office:value="0.2319" calcext:value-type="float">
            <text:p>0.2319</text:p>
          </table:table-cell>
          <table:table-cell/>
        </table:table-row>
        <table:table-row table:style-name="ro1">
          <table:table-cell office:value-type="string" calcext:value-type="string">
            <text:p>crypto-aes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575" calcext:value-type="float">
            <text:p>119575</text:p>
          </table:table-cell>
          <table:table-cell office:value-type="float" office:value="29489" calcext:value-type="float">
            <text:p>29489</text:p>
          </table:table-cell>
          <table:table-cell office:value-type="float" office:value="0.2466" calcext:value-type="float">
            <text:p>0.2466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2" calcext:value-type="float">
            <text:p>9492</text:p>
          </table:table-cell>
          <table:table-cell office:value-type="float" office:value="2440" calcext:value-type="float">
            <text:p>2440</text:p>
          </table:table-cell>
          <table:table-cell office:value-type="float" office:value="0.2571" calcext:value-type="float">
            <text:p>0.2571</text:p>
          </table:table-cell>
          <table:table-cell/>
        </table:table-row>
        <table:table-row table:style-name="ro1">
          <table:table-cell office:value-type="string" calcext:value-type="string">
            <text:p>access-binary-trees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4" calcext:value-type="float">
            <text:p>9724</text:p>
          </table:table-cell>
          <table:table-cell office:value-type="float" office:value="2512" calcext:value-type="float">
            <text:p>2512</text:p>
          </table:table-cell>
          <table:table-cell office:value-type="float" office:value="0.2583" calcext:value-type="float">
            <text:p>0.2583</text:p>
          </table:table-cell>
          <table:table-cell/>
        </table:table-row>
      </table:table>
      <table:named-expressions/>
      <table:database-ranges>
        <table:database-range table:name="__Anonymous_Sheet_DB__0" table:target-range-address="results.A1:results.J449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9:03:55.161665701</dc:date>
    <meta:editing-duration>PT42M54S</meta:editing-duration>
    <meta:editing-cycles>4</meta:editing-cycles>
    <meta:generator>LibreOffice/5.2.2.2$Linux_X86_64 LibreOffice_project/20m0$Build-2</meta:generator>
    <meta:document-statistic meta:table-count="1" meta:cell-count="4495" meta:object-count="0"/>
  </office:meta>
</office:document-meta>
</file>